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2.901cm" fo:margin-left="0.109cm" table:align="left" style:writing-mode="lr-tb"/>
    </style:style>
    <style:style style:name="Tabla1.A" style:family="table-column">
      <style:table-column-properties style:column-width="10.723cm"/>
    </style:style>
    <style:style style:name="Tabla1.B" style:family="table-column">
      <style:table-column-properties style:column-width="12.178cm"/>
    </style:style>
    <style:style style:name="Tabla1.1" style:family="table-row">
      <style:table-row-properties style:row-height="0.697cm" fo:keep-together="auto"/>
    </style:style>
    <style:style style:name="Tabla1.A1" style:family="table-cell">
      <style:table-cell-properties style:vertical-align="top" fo:padding="0cm" fo:border-left="1.5pt solid #000000" fo:border-right="none" fo:border-top="1.6pt solid #000000" fo:border-bottom="0.6pt solid #000000" style:writing-mode="lr-tb"/>
    </style:style>
    <style:style style:name="Tabla1.B1" style:family="table-cell">
      <style:table-cell-properties style:vertical-align="top" fo:padding="0cm" fo:border-left="1.5pt solid #000000" fo:border-right="none" fo:border-top="none" fo:border-bottom="2.35pt solid #000000" style:writing-mode="lr-tb"/>
    </style:style>
    <style:style style:name="Tabla1.2" style:family="table-row">
      <style:table-row-properties style:row-height="1.282cm" fo:keep-together="auto"/>
    </style:style>
    <style:style style:name="Tabla1.A2" style:family="table-cell">
      <style:table-cell-properties style:vertical-align="top" fo:padding="0cm" fo:border-left="1.5pt solid #000000" fo:border-right="none" fo:border-top="0.6pt solid #000000" fo:border-bottom="0.6pt solid #000000" style:writing-mode="lr-tb"/>
    </style:style>
    <style:style style:name="Tabla1.B2" style:family="table-cell">
      <style:table-cell-properties style:vertical-align="top" fo:padding="0cm" fo:border-left="0.6pt solid #000000" fo:border-right="1.5pt solid #000000" fo:border-top="2.35pt solid #000000" fo:border-bottom="0.6pt solid #000000" style:writing-mode="lr-tb"/>
    </style:style>
    <style:style style:name="Tabla1.3" style:family="table-row">
      <style:table-row-properties style:row-height="0.855cm" fo:keep-together="auto"/>
    </style:style>
    <style:style style:name="Tabla1.A3" style:family="table-cell">
      <style:table-cell-properties style:vertical-align="top" fo:padding="0cm" fo:border-left="1.5pt solid #000000" fo:border-right="none" fo:border-top="0.6pt solid #000000" fo:border-bottom="1.5pt solid #000000" style:writing-mode="lr-tb"/>
    </style:style>
    <style:style style:name="Tabla1.B3" style:family="table-cell">
      <style:table-cell-properties style:vertical-align="top" fo:padding="0cm" fo:border-left="0.6pt solid #000000" fo:border-right="1.5pt solid #000000" fo:border-top="0.6pt solid #000000" fo:border-bottom="1.5pt solid #000000" style:writing-mode="lr-tb"/>
    </style:style>
    <style:style style:name="Tabla2" style:family="table">
      <style:table-properties style:width="22.869cm" fo:margin-left="0.127cm" table:align="left" style:writing-mode="lr-tb"/>
    </style:style>
    <style:style style:name="Tabla2.A" style:family="table-column">
      <style:table-column-properties style:column-width="1.919cm"/>
    </style:style>
    <style:style style:name="Tabla2.B" style:family="table-column">
      <style:table-column-properties style:column-width="13.143cm"/>
    </style:style>
    <style:style style:name="Tabla2.C" style:family="table-column">
      <style:table-column-properties style:column-width="2.805cm"/>
    </style:style>
    <style:style style:name="Tabla2.D" style:family="table-column">
      <style:table-column-properties style:column-width="5.002cm"/>
    </style:style>
    <style:style style:name="Tabla2.1" style:family="table-row">
      <style:table-row-properties style:row-height="0.781cm" fo:keep-together="auto"/>
    </style:style>
    <style:style style:name="Tabla2.A1" style:family="table-cell">
      <style:table-cell-properties style:vertical-align="top" fo:padding="0cm" fo:border-left="1.5pt solid #000000" fo:border-right="none" fo:border-top="0.5pt solid #000000" fo:border-bottom="2.25pt solid #000000" style:writing-mode="lr-tb"/>
    </style:style>
    <style:style style:name="Tabla2.D1" style:family="table-cell">
      <style:table-cell-properties style:vertical-align="top" fo:padding="0cm" fo:border-left="1.5pt solid #000000" fo:border-right="1.5pt solid #000000" fo:border-top="0.5pt solid #000000" fo:border-bottom="2.25pt solid #000000" style:writing-mode="lr-tb"/>
    </style:style>
    <style:style style:name="Tabla2.2" style:family="table-row">
      <style:table-row-properties style:row-height="1.776cm" fo:keep-together="auto"/>
    </style:style>
    <style:style style:name="Tabla2.A2" style:family="table-cell">
      <style:table-cell-properties style:vertical-align="top" fo:padding="0cm" fo:border-left="1.5pt solid #000000" fo:border-right="none" fo:border-top="2.25pt solid #000000" fo:border-bottom="1.6pt solid #000000" style:writing-mode="lr-tb"/>
    </style:style>
    <style:style style:name="Tabla2.B2" style:family="table-cell">
      <style:table-cell-properties style:vertical-align="top" fo:padding="0cm" fo:border-left="1.35pt solid #000000" fo:border-right="none" fo:border-top="2.25pt solid #000000" fo:border-bottom="1.1pt solid #000000" style:writing-mode="lr-tb"/>
    </style:style>
    <style:style style:name="Tabla2.C2" style:family="table-cell">
      <style:table-cell-properties style:vertical-align="top" fo:padding="0cm" fo:border-left="0.6pt solid #000000" fo:border-right="none" fo:border-top="2.25pt solid #000000" fo:border-bottom="1.5pt solid #000000" style:writing-mode="lr-tb"/>
    </style:style>
    <style:style style:name="Tabla2.D2" style:family="table-cell">
      <style:table-cell-properties style:vertical-align="top" fo:padding="0cm" fo:border-left="0.5pt solid #000000" fo:border-right="1.35pt solid #000000" fo:border-top="2.25pt solid #000000" fo:border-bottom="1.5pt solid #000000" style:writing-mode="lr-tb"/>
    </style:style>
    <style:style style:name="Tabla2.3" style:family="table-row">
      <style:table-row-properties style:row-height="1.789cm" fo:keep-together="auto"/>
    </style:style>
    <style:style style:name="Tabla2.A3" style:family="table-cell">
      <style:table-cell-properties style:vertical-align="top" fo:padding="0cm" fo:border-left="1.5pt solid #000000" fo:border-right="none" fo:border-top="1.6pt solid #000000" fo:border-bottom="1.5pt solid #000000" style:writing-mode="lr-tb"/>
    </style:style>
    <style:style style:name="Tabla2.B3" style:family="table-cell">
      <style:table-cell-properties style:vertical-align="top" fo:padding="0cm" fo:border-left="1.35pt solid #000000" fo:border-right="none" fo:border-top="1.1pt solid #000000" fo:border-bottom="1.5pt solid #000000" style:writing-mode="lr-tb"/>
    </style:style>
    <style:style style:name="Tabla2.C3" style:family="table-cell">
      <style:table-cell-properties style:vertical-align="top" fo:padding="0cm" fo:border-left="0.6pt solid #000000" fo:border-right="none" fo:border-top="1.5pt solid #000000" fo:border-bottom="1.5pt solid #000000" style:writing-mode="lr-tb"/>
    </style:style>
    <style:style style:name="Tabla2.D3" style:family="table-cell">
      <style:table-cell-properties style:vertical-align="top" fo:padding="0cm" fo:border-left="0.5pt solid #000000" fo:border-right="1.35pt solid #000000" fo:border-top="1.5pt solid #000000" fo:border-bottom="1.5pt solid #000000" style:writing-mode="lr-tb"/>
    </style:style>
    <style:style style:name="Tabla2.A4" style:family="table-cell">
      <style:table-cell-properties style:vertical-align="top" fo:padding="0cm" fo:border-left="1.5pt solid #000000" fo:border-right="none" fo:border-top="1.5pt solid #000000" fo:border-bottom="1.6pt solid #000000" style:writing-mode="lr-tb"/>
    </style:style>
    <style:style style:name="Tabla2.B4" style:family="table-cell">
      <style:table-cell-properties style:vertical-align="top" fo:padding="0cm" fo:border-left="1.35pt solid #000000" fo:border-right="none" fo:border-top="1.5pt solid #000000" fo:border-bottom="1.1pt solid #000000" style:writing-mode="lr-tb"/>
    </style:style>
    <style:style style:name="Tabla2.6" style:family="table-row">
      <style:table-row-properties style:row-height="1.787cm" fo:keep-together="auto"/>
    </style:style>
    <style:style style:name="Tabla2.A6" style:family="table-cell">
      <style:table-cell-properties style:vertical-align="top" fo:padding="0cm" fo:border-left="1.5pt solid #000000" fo:border-right="none" fo:border-top="1.5pt solid #000000" fo:border-bottom="1.5pt solid #000000" style:writing-mode="lr-tb"/>
    </style:style>
    <style:style style:name="Tabla2.B6" style:family="table-cell">
      <style:table-cell-properties style:vertical-align="top" fo:padding="0cm" fo:border-left="1.35pt solid #000000" fo:border-right="none" fo:border-top="1.5pt solid #000000" fo:border-bottom="1.5pt solid #000000" style:writing-mode="lr-tb"/>
    </style:style>
    <style:style style:name="P1" style:family="paragraph" style:parent-style-name="Header">
      <style:paragraph-properties>
        <style:tab-stops>
          <style:tab-stop style:position="11.642cm" style:type="center"/>
          <style:tab-stop style:position="23.283cm" style:type="right"/>
        </style:tab-stops>
      </style:paragraph-properties>
      <style:text-properties fo:language="es" fo:country="ES"/>
    </style:style>
    <style:style style:name="P2" style:family="paragraph" style:parent-style-name="Standard">
      <style:paragraph-properties style:snap-to-layout-grid="false"/>
      <style:text-properties fo:language="es" fo:country="ES"/>
    </style:style>
    <style:style style:name="P3" style:family="paragraph" style:parent-style-name="Standard">
      <style:paragraph-properties style:snap-to-layout-grid="false"/>
      <style:text-properties fo:language="es" fo:country="ES" officeooo:paragraph-rsid="001941f3"/>
    </style:style>
    <style:style style:name="P4" style:family="paragraph" style:parent-style-name="Standard">
      <style:paragraph-properties style:snap-to-layout-grid="false"/>
      <style:text-properties fo:font-size="10pt" fo:language="es" fo:country="ES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fo:language="es" fo:country="ES" officeooo:paragraph-rsid="0017dc0f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fo:language="es" fo:country="ES" officeooo:rsid="0016b8a3" officeooo:paragraph-rsid="0016b8a3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es" fo:country="ES" officeooo:rsid="0018880b" officeooo:paragraph-rsid="0018880b" style:font-size-asian="10pt" style:font-size-complex="10pt"/>
    </style:style>
    <style:style style:name="P8" style:family="paragraph" style:parent-style-name="Standard">
      <style:paragraph-properties fo:margin-left="0cm" fo:margin-right="-0.035cm" fo:margin-top="0.088cm" fo:margin-bottom="0cm" style:contextual-spacing="false" fo:line-height="100%" fo:text-align="center" style:justify-single-word="false" fo:text-indent="0cm" style:auto-text-indent="false"/>
      <style:text-properties style:font-name="Arial1" fo:font-size="9pt" fo:language="es" fo:country="ES" fo:font-weight="bold" style:font-name-asian="Arial1" style:font-size-asian="9pt" style:font-weight-asian="bold" style:font-name-complex="Arial1" style:font-size-complex="9pt" style:font-weight-complex="bold" style:text-scale="88%"/>
    </style:style>
    <style:style style:name="P9" style:family="paragraph" style:parent-style-name="Standard">
      <style:paragraph-properties fo:margin-top="0.004cm" fo:margin-bottom="0cm" style:contextual-spacing="false" fo:line-height="0.106cm"/>
      <style:text-properties fo:font-size="3pt" fo:language="es" fo:country="ES" style:font-size-asian="3pt" style:font-size-complex="3pt"/>
    </style:style>
    <style:style style:name="P10" style:family="paragraph" style:parent-style-name="Standard">
      <style:paragraph-properties fo:margin-top="0.011cm" fo:margin-bottom="0cm" style:contextual-spacing="false" fo:line-height="0.194cm" style:snap-to-layout-grid="false"/>
      <style:text-properties fo:font-size="5.5pt" fo:language="es" fo:country="ES" style:font-size-asian="5.5pt" style:font-size-complex="5.5pt"/>
    </style:style>
    <style:style style:name="P11" style:family="paragraph" style:parent-style-name="Standard">
      <style:paragraph-properties fo:margin-top="0.011cm" fo:margin-bottom="0cm" style:contextual-spacing="false" fo:line-height="0.229cm" style:snap-to-layout-grid="false"/>
      <style:text-properties fo:font-size="6.5pt" fo:language="es" fo:country="ES" style:font-size-asian="6.5pt" style:font-size-complex="6.5pt"/>
    </style:style>
    <style:style style:name="P12" style:family="paragraph" style:parent-style-name="Standard">
      <style:paragraph-properties fo:margin-top="0cm" fo:margin-bottom="0cm" style:contextual-spacing="false" fo:line-height="0.353cm"/>
      <style:text-properties fo:font-size="10pt" fo:language="es" fo:country="ES" style:font-size-asian="10pt" style:font-size-complex="10pt"/>
    </style:style>
    <style:style style:name="P13" style:family="paragraph" style:parent-style-name="Standard">
      <style:paragraph-properties fo:margin-top="0cm" fo:margin-bottom="0cm" style:contextual-spacing="false" fo:line-height="0.353cm" style:snap-to-layout-grid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margin-top="0cm" fo:margin-bottom="0cm" style:contextual-spacing="false" fo:line-height="0.229cm"/>
      <style:text-properties fo:font-size="8pt" fo:language="es" fo:country="ES" style:font-size-asian="8pt" style:font-size-complex="8pt"/>
    </style:style>
    <style:style style:name="P15" style:family="paragraph" style:parent-style-name="Standard">
      <style:paragraph-properties fo:margin-top="0cm" fo:margin-bottom="0cm" style:contextual-spacing="false" fo:line-height="0.212cm" style:snap-to-layout-grid="false"/>
      <style:text-properties fo:font-size="6pt" fo:language="es" fo:country="ES" style:font-size-asian="6pt" style:font-size-complex="6pt"/>
    </style:style>
    <style:style style:name="P16" style:family="paragraph" style:parent-style-name="Standard">
      <style:paragraph-properties fo:margin-top="0.005cm" fo:margin-bottom="0cm" style:contextual-spacing="false" fo:line-height="0.3cm"/>
      <style:text-properties fo:font-size="8.5pt" fo:language="es" fo:country="ES" style:font-size-asian="8.5pt" style:font-size-complex="8.5pt"/>
    </style:style>
    <style:style style:name="P17" style:family="paragraph" style:parent-style-name="Standard">
      <style:paragraph-properties fo:margin-top="0.005cm" fo:margin-bottom="0cm" style:contextual-spacing="false" fo:line-height="0.265cm" style:snap-to-layout-grid="false"/>
      <style:text-properties fo:font-size="8pt" fo:language="es" fo:country="ES" style:font-size-asian="8pt" style:font-size-complex="8pt"/>
    </style:style>
    <style:style style:name="P18" style:family="paragraph" style:parent-style-name="Standard">
      <style:paragraph-properties fo:margin-top="0.018cm" fo:margin-bottom="0cm" style:contextual-spacing="false" fo:line-height="0.229cm" style:snap-to-layout-grid="false"/>
      <style:text-properties fo:font-size="6.5pt" fo:language="es" fo:country="ES" style:font-size-asian="6.5pt" style:font-size-complex="6.5pt"/>
    </style:style>
    <style:style style:name="P19" style:family="paragraph" style:parent-style-name="Standard">
      <style:paragraph-properties fo:margin-left="1cm" fo:margin-right="-0.035cm" fo:margin-top="0cm" fo:margin-bottom="0cm" style:contextual-spacing="false" fo:line-height="100%" fo:text-indent="0cm" style:auto-text-indent="false">
        <style:tab-stops>
          <style:tab-stop style:position="7.502cm"/>
          <style:tab-stop style:position="16.002cm"/>
        </style:tab-stops>
      </style:paragraph-properties>
      <style:text-properties fo:font-size="9.5pt" fo:language="es" fo:country="ES" style:font-size-asian="9.5pt" style:font-size-complex="9.5pt"/>
    </style:style>
    <style:style style:name="P20" style:family="paragraph" style:parent-style-name="Standard">
      <style:paragraph-properties fo:margin-left="1cm" fo:margin-right="-0.035cm" fo:margin-top="0.083cm" fo:margin-bottom="0cm" style:contextual-spacing="false" fo:line-height="100%" fo:text-indent="0cm" style:auto-text-indent="false">
        <style:tab-stops>
          <style:tab-stop style:position="4.001cm"/>
          <style:tab-stop style:position="8.001cm"/>
          <style:tab-stop style:position="16.252cm"/>
        </style:tab-stops>
      </style:paragraph-properties>
      <style:text-properties fo:language="es" fo:country="ES"/>
    </style:style>
    <style:style style:name="P21" style:family="paragraph" style:parent-style-name="Standard">
      <style:paragraph-properties fo:margin-left="1cm" fo:margin-right="-0.086cm" fo:margin-top="0.083cm" fo:margin-bottom="0cm" style:contextual-spacing="false" fo:line-height="107%" fo:text-align="justify" style:justify-single-word="false" fo:text-indent="0cm" style:auto-text-indent="false">
        <style:tab-stops>
          <style:tab-stop style:position="4.001cm"/>
          <style:tab-stop style:position="7.502cm"/>
          <style:tab-stop style:position="16.002cm"/>
          <style:tab-stop style:position="17.503cm"/>
        </style:tab-stops>
      </style:paragraph-properties>
      <style:text-properties style:font-name="Arial1" fo:font-size="8.5pt" fo:language="es" fo:country="ES" officeooo:rsid="00130cb7" officeooo:paragraph-rsid="00130cb7" style:font-name-asian="Arial1" style:font-size-asian="8.5pt" style:font-name-complex="Arial1" style:font-size-complex="8.5pt"/>
    </style:style>
    <style:style style:name="P22" style:family="paragraph" style:parent-style-name="Standard">
      <style:paragraph-properties fo:margin-left="1cm" fo:margin-right="2.425cm" fo:margin-top="0.083cm" fo:margin-bottom="0cm" style:contextual-spacing="false" fo:line-height="100%" fo:text-indent="0cm" style:auto-text-indent="false">
        <style:tab-stops>
          <style:tab-stop style:position="4.001cm"/>
          <style:tab-stop style:position="7.502cm"/>
          <style:tab-stop style:position="10.001cm"/>
          <style:tab-stop style:position="16.002cm"/>
        </style:tab-stops>
      </style:paragraph-properties>
      <style:text-properties style:font-name="Arial1" fo:font-size="8.5pt" fo:language="es" fo:country="ES" style:font-name-asian="Arial1" style:font-size-asian="8.5pt" style:font-name-complex="Arial1" style:font-size-complex="8.5pt"/>
    </style:style>
    <style:style style:name="P23" style:family="paragraph" style:parent-style-name="Standard">
      <style:paragraph-properties fo:margin-left="2.628cm" fo:margin-right="-0.116cm" fo:margin-top="0cm" fo:margin-bottom="0cm" style:contextual-spacing="false" fo:line-height="100%" fo:text-indent="0cm" style:auto-text-indent="false">
        <style:tab-stops>
          <style:tab-stop style:position="10.001cm"/>
        </style:tab-stops>
      </style:paragraph-properties>
      <style:text-properties style:font-name="Arial1" fo:font-size="8.5pt" fo:language="es" fo:country="ES" style:font-name-asian="Arial1" style:font-size-asian="8.5pt" style:font-name-complex="Arial1" style:font-size-complex="8.5pt"/>
    </style:style>
    <style:style style:name="P24" style:family="paragraph" style:parent-style-name="Standard">
      <style:paragraph-properties fo:margin-left="0.18cm" fo:margin-right="-0.035cm" fo:margin-top="0cm" fo:margin-bottom="0cm" style:contextual-spacing="false" fo:line-height="100%" fo:text-indent="0cm" style:auto-text-indent="false"/>
      <style:text-properties style:font-name="Arial1" fo:font-size="8pt" fo:language="es" fo:country="ES" officeooo:rsid="00126ff5" style:font-name-asian="Arial1" style:font-size-asian="8pt" style:font-name-complex="Arial1" style:font-size-complex="8pt" style:text-scale="90%"/>
    </style:style>
    <style:style style:name="P25" style:family="paragraph" style:parent-style-name="Standard">
      <style:paragraph-properties fo:margin-left="0.18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26" style:family="paragraph" style:parent-style-name="Standard">
      <style:paragraph-properties fo:margin-left="0.18cm" fo:margin-right="-0.035cm" fo:margin-top="0cm" fo:margin-bottom="0cm" style:contextual-spacing="false" fo:line-height="100%" fo:text-indent="0cm" style:auto-text-indent="false"/>
      <style:text-properties fo:font-size="8pt" fo:language="es" fo:country="ES" style:font-size-asian="8pt" style:font-size-complex="8pt"/>
    </style:style>
    <style:style style:name="P27" style:family="paragraph" style:parent-style-name="Standard">
      <style:paragraph-properties fo:margin-left="0.199cm" fo:margin-right="3.2cm" fo:margin-top="0.037cm" fo:margin-bottom="0cm" style:contextual-spacing="false" fo:line-height="0.579cm" fo:orphans="0" fo:widows="0" fo:text-indent="0cm" style:auto-text-indent="false" style:writing-mode="lr-tb">
        <style:tab-stops>
          <style:tab-stop style:position="16.095cm"/>
        </style:tab-stops>
      </style:paragraph-properties>
      <style:text-properties style:font-name="Arial1" fo:font-size="8pt" fo:language="es" fo:country="ES" officeooo:rsid="0013b11d" officeooo:paragraph-rsid="0013b11d" style:font-name-asian="Arial1" style:font-size-asian="8pt" style:font-name-complex="Arial1" style:font-size-complex="8pt" style:text-scale="89%"/>
    </style:style>
    <style:style style:name="P28" style:family="paragraph" style:parent-style-name="Standard">
      <style:paragraph-properties fo:margin-left="0.199cm" fo:margin-right="3.2cm" fo:margin-top="0.037cm" fo:margin-bottom="0cm" style:contextual-spacing="false" fo:line-height="0.579cm" fo:orphans="0" fo:widows="0" fo:text-indent="0cm" style:auto-text-indent="false" style:writing-mode="lr-tb">
        <style:tab-stops>
          <style:tab-stop style:position="16.095cm"/>
        </style:tab-stops>
      </style:paragraph-properties>
      <style:text-properties fo:font-size="8pt" fo:language="es" fo:country="ES" officeooo:paragraph-rsid="0013b11d" style:font-size-asian="8pt" style:font-size-complex="8pt"/>
    </style:style>
    <style:style style:name="P29" style:family="paragraph" style:parent-style-name="Standard">
      <style:paragraph-properties fo:margin-top="0.002cm" fo:margin-bottom="0cm" style:contextual-spacing="false" fo:line-height="0.423cm" fo:text-align="end" style:justify-single-word="false"/>
      <style:text-properties fo:language="es" fo:country="ES"/>
    </style:style>
    <style:style style:name="P30" style:family="paragraph" style:parent-style-name="Standard">
      <style:paragraph-properties fo:margin-left="0.199cm" fo:margin-right="1.7cm" fo:margin-top="0.037cm" fo:margin-bottom="0cm" style:contextual-spacing="false" fo:line-height="0.579cm" fo:orphans="0" fo:widows="0" fo:text-indent="0cm" style:auto-text-indent="false" style:writing-mode="lr-tb">
        <style:tab-stops>
          <style:tab-stop style:position="16.095cm"/>
        </style:tab-stops>
      </style:paragraph-properties>
      <style:text-properties fo:font-size="8pt" fo:language="es" fo:country="ES" officeooo:paragraph-rsid="0013b11d" style:font-size-asian="8pt" style:font-size-complex="8pt"/>
    </style:style>
    <style:style style:name="P31" style:family="paragraph" style:parent-style-name="Standard">
      <style:paragraph-properties fo:margin-left="0.198cm" fo:margin-right="-0.035cm" fo:margin-top="0cm" fo:margin-bottom="0cm" style:contextual-spacing="false" fo:line-height="100%" fo:text-indent="0cm" style:auto-text-indent="false"/>
      <style:text-properties fo:language="es" fo:country="ES" officeooo:paragraph-rsid="00130cb7"/>
    </style:style>
    <style:style style:name="P32" style:family="paragraph" style:parent-style-name="Standard">
      <style:paragraph-properties fo:margin-top="0.009cm" fo:margin-bottom="0cm" style:contextual-spacing="false" fo:line-height="0.335cm"/>
      <style:text-properties fo:font-size="9.5pt" fo:language="es" fo:country="ES" style:font-size-asian="9.5pt" style:font-size-complex="9.5pt"/>
    </style:style>
    <style:style style:name="P33" style:family="paragraph" style:parent-style-name="Standard">
      <style:paragraph-properties fo:margin-left="0.681cm" fo:margin-right="0.651cm" fo:margin-top="0cm" fo:margin-bottom="0cm" style:contextual-spacing="false" fo:line-height="100%" fo:text-align="center" style:justify-single-word="false" fo:text-indent="0cm" style:auto-text-indent="false"/>
      <style:text-properties fo:language="es" fo:country="ES"/>
    </style:style>
    <style:style style:name="P34" style:family="paragraph" style:parent-style-name="Standard">
      <style:paragraph-properties fo:margin-left="3.769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35" style:family="paragraph" style:parent-style-name="Standard">
      <style:paragraph-properties fo:margin-left="0.263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36" style:family="paragraph" style:parent-style-name="Standard">
      <style:paragraph-properties fo:margin-left="1.48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37" style:family="paragraph" style:parent-style-name="Standard">
      <style:paragraph-properties fo:margin-left="0.54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38" style:family="paragraph" style:parent-style-name="Standard">
      <style:paragraph-properties fo:margin-left="0.46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39" style:family="paragraph" style:parent-style-name="Standard">
      <style:paragraph-properties fo:margin-left="0.261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40" style:family="paragraph" style:parent-style-name="Standard">
      <style:paragraph-properties fo:margin-left="0.497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41" style:family="paragraph" style:parent-style-name="Standard">
      <style:paragraph-properties fo:margin-left="0.443cm" fo:margin-right="-0.035cm" fo:margin-top="0cm" fo:margin-bottom="0cm" style:contextual-spacing="false" fo:line-height="100%" fo:text-indent="0cm" style:auto-text-indent="false"/>
      <style:text-properties fo:language="es" fo:country="ES"/>
    </style:style>
    <style:style style:name="P42" style:family="paragraph" style:parent-style-name="Standard">
      <style:paragraph-properties fo:margin-top="0.014cm" fo:margin-bottom="0cm" style:contextual-spacing="false" fo:line-height="0.247cm"/>
      <style:text-properties fo:font-size="7pt" fo:language="es" fo:country="ES" style:font-size-asian="7pt" style:font-size-complex="7pt"/>
    </style:style>
    <style:style style:name="P43" style:family="paragraph" style:parent-style-name="Standard" style:master-page-name="Standard">
      <style:paragraph-properties fo:margin-top="0.035cm" fo:margin-bottom="0cm" style:contextual-spacing="false" fo:line-height="0.459cm" style:page-number="auto"/>
      <style:text-properties fo:font-size="13pt" fo:language="es" fo:country="ES" style:font-size-asian="13pt" style:font-size-complex="13pt"/>
    </style:style>
    <style:style style:name="P44" style:family="paragraph" style:parent-style-name="Standard">
      <style:paragraph-properties style:snap-to-layout-grid="false"/>
      <style:text-properties fo:font-size="10pt" fo:language="es" fo:country="ES" officeooo:rsid="0016b8a3" officeooo:paragraph-rsid="0017dc0f" style:font-size-asian="10pt" style:font-size-complex="10pt"/>
    </style:style>
    <style:style style:name="T1" style:family="text">
      <style:text-properties fo:color="#0c6726" style:font-name="Times New Roman" style:font-name-complex="Times New Roman"/>
    </style:style>
    <style:style style:name="T2" style:family="text">
      <style:text-properties fo:color="#0c6726" style:font-name="Times New Roman" style:font-name-complex="Times New Roman" style:text-scale="218%"/>
    </style:style>
    <style:style style:name="T3" style:family="text">
      <style:text-properties fo:color="#0c6726" style:font-name="Times New Roman" style:font-name-complex="Times New Roman" style:text-scale="124%"/>
    </style:style>
    <style:style style:name="T4" style:family="text">
      <style:text-properties fo:color="#0c6726" style:font-name="Times New Roman" style:font-name-complex="Times New Roman" style:text-scale="117%"/>
    </style:style>
    <style:style style:name="T5" style:family="text">
      <style:text-properties fo:color="#0c6726" style:font-name="Times New Roman" style:font-name-complex="Times New Roman" style:text-scale="130%"/>
    </style:style>
    <style:style style:name="T6" style:family="text">
      <style:text-properties fo:color="#0c6726" style:font-name="Times New Roman" style:font-name-complex="Times New Roman" style:text-scale="121%"/>
    </style:style>
    <style:style style:name="T7" style:family="text">
      <style:text-properties fo:color="#0c6726" style:font-name="Times New Roman" style:font-name-complex="Times New Roman" style:text-scale="125%"/>
    </style:style>
    <style:style style:name="T8" style:family="text">
      <style:text-properties fo:color="#0c6726" style:font-name="Times New Roman" style:font-name-complex="Times New Roman" style:text-scale="122%"/>
    </style:style>
    <style:style style:name="T9" style:family="text">
      <style:text-properties fo:color="#0c6726" style:font-name="Times New Roman" style:font-name-complex="Times New Roman" style:text-scale="85%"/>
    </style:style>
    <style:style style:name="T10" style:family="text">
      <style:text-properties fo:color="#0c6726" style:font-name="Times New Roman" style:font-name-complex="Times New Roman" style:text-scale="135%"/>
    </style:style>
    <style:style style:name="T11" style:family="text">
      <style:text-properties fo:color="#0c6726" style:font-name="Times New Roman" fo:letter-spacing="0.009cm" style:font-name-complex="Times New Roman"/>
    </style:style>
    <style:style style:name="T12" style:family="text">
      <style:text-properties fo:color="#0c6726" style:font-name="Times New Roman" fo:letter-spacing="0.083cm" style:font-name-complex="Times New Roman" style:text-scale="125%"/>
    </style:style>
    <style:style style:name="T13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0%"/>
    </style:style>
    <style:style style:name="T14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4%"/>
    </style:style>
    <style:style style:name="T15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2%"/>
    </style:style>
    <style:style style:name="T16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58%"/>
    </style:style>
    <style:style style:name="T17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9%"/>
    </style:style>
    <style:style style:name="T18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1%"/>
    </style:style>
    <style:style style:name="T19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5%"/>
    </style:style>
    <style:style style:name="T20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9%"/>
    </style:style>
    <style:style style:name="T21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3%"/>
    </style:style>
    <style:style style:name="T22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4%"/>
    </style:style>
    <style:style style:name="T23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0%"/>
    </style:style>
    <style:style style:name="T24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6%"/>
    </style:style>
    <style:style style:name="T25" style:family="text">
      <style:text-properties fo:color="#0d6725" style:font-name="Arial1" fo:font-size="12pt" fo:letter-spacing="-0.018cm" fo:font-weight="bold" style:font-size-asian="12pt" style:font-weight-asian="bold" style:font-name-complex="Arial1" style:font-size-complex="12pt" style:font-weight-complex="bold"/>
    </style:style>
    <style:style style:name="T26" style:family="text">
      <style:text-properties fo:color="#0d6725" style:font-name="Arial1" fo:font-size="12pt" fo:letter-spacing="0.018cm" fo:font-weight="bold" style:font-size-asian="12pt" style:font-weight-asian="bold" style:font-name-complex="Arial1" style:font-size-complex="12pt" style:font-weight-complex="bold" style:text-scale="74%"/>
    </style:style>
    <style:style style:name="T27" style:family="text">
      <style:text-properties style:font-name="Arial1" fo:font-size="7.5pt" fo:letter-spacing="0.005cm" fo:font-weight="bold" style:font-name-asian="Arial1" style:font-size-asian="7.5pt" style:font-weight-asian="bold" style:font-name-complex="Arial1" style:font-size-complex="7.5pt" style:font-weight-complex="bold" style:text-scale="93%"/>
    </style:style>
    <style:style style:name="T28" style:family="text">
      <style:text-properties style:font-name="Arial1" fo:font-size="7.5pt" fo:letter-spacing="0.002cm" fo:font-weight="bold" style:font-name-asian="Arial1" style:font-size-asian="7.5pt" style:font-weight-asian="bold" style:font-name-complex="Arial1" style:font-size-complex="7.5pt" style:font-weight-complex="bold" style:text-scale="93%"/>
    </style:style>
    <style:style style:name="T29" style:family="text">
      <style:text-properties style:font-name="Arial1" fo:font-size="7.5pt" fo:letter-spacing="0.002cm" fo:font-weight="bold" officeooo:rsid="0013b11d" style:font-name-asian="Arial1" style:font-size-asian="7.5pt" style:font-weight-asian="bold" style:font-name-complex="Arial1" style:font-size-complex="7.5pt" style:font-weight-complex="bold" style:text-scale="91%"/>
    </style:style>
    <style:style style:name="T30" style:family="text">
      <style:text-properties style:font-name="Arial1" fo:font-size="7.5pt" fo:letter-spacing="-0.002cm" fo:font-weight="bold" style:font-name-asian="Arial1" style:font-size-asian="7.5pt" style:font-weight-asian="bold" style:font-name-complex="Arial1" style:font-size-complex="7.5pt" style:font-weight-complex="bold" style:text-scale="93%"/>
    </style:style>
    <style:style style:name="T31" style:family="text">
      <style:text-properties style:font-name="Arial1" fo:font-size="7.5pt" fo:letter-spacing="-0.005cm" fo:font-weight="bold" style:font-name-asian="Arial1" style:font-size-asian="7.5pt" style:font-weight-asian="bold" style:font-name-complex="Arial1" style:font-size-complex="7.5pt" style:font-weight-complex="bold" style:text-scale="93%"/>
    </style:style>
    <style:style style:name="T32" style:family="text">
      <style:text-properties style:font-name="Arial1" fo:font-size="7.5pt" fo:letter-spacing="-0.004cm" fo:font-weight="bold" officeooo:rsid="0013b11d" style:font-name-asian="Arial1" style:font-size-asian="7.5pt" style:font-weight-asian="bold" style:font-name-complex="Arial1" style:font-size-complex="7.5pt" style:font-weight-complex="bold"/>
    </style:style>
    <style:style style:name="T33" style:family="text">
      <style:text-properties style:font-name="Arial1" fo:font-size="7.5pt" fo:letter-spacing="0.064cm" fo:font-weight="bold" style:font-name-asian="Arial1" style:font-size-asian="7.5pt" style:font-weight-asian="bold" style:font-name-complex="Arial1" style:font-size-complex="7.5pt" style:font-weight-complex="bold"/>
    </style:style>
    <style:style style:name="T34" style:family="text">
      <style:text-properties style:font-name="Arial1" fo:font-size="7.5pt" fo:font-weight="bold" style:font-name-asian="Arial1" style:font-size-asian="7.5pt" style:font-weight-asian="bold" style:font-name-complex="Arial1" style:font-size-complex="7.5pt" style:font-weight-complex="bold" style:text-scale="93%"/>
    </style:style>
    <style:style style:name="T35" style:family="text">
      <style:text-properties style:font-name="Arial1" fo:font-size="7.5pt" fo:font-weight="bold" style:font-name-asian="Arial1" style:font-size-asian="7.5pt" style:font-weight-asian="bold" style:font-name-complex="Arial1" style:font-size-complex="7.5pt" style:font-weight-complex="bold" style:text-scale="91%"/>
    </style:style>
    <style:style style:name="T36" style:family="text">
      <style:text-properties style:font-name="Arial1" fo:font-size="7.5pt" fo:font-weight="bold" style:font-name-asian="Arial1" style:font-size-asian="7.5pt" style:font-weight-asian="bold" style:font-name-complex="Arial1" style:font-size-complex="7.5pt" style:font-weight-complex="bold" style:text-scale="104%"/>
    </style:style>
    <style:style style:name="T37" style:family="text">
      <style:text-properties style:font-name="Arial1" fo:font-size="9.5pt" fo:letter-spacing="-0.002cm" style:font-name-asian="Arial1" style:font-size-asian="9.5pt" style:font-name-complex="Arial1" style:font-size-complex="9.5pt" style:text-scale="76%"/>
    </style:style>
    <style:style style:name="T38" style:family="text">
      <style:text-properties style:font-name="Arial1" fo:font-size="9.5pt" fo:letter-spacing="-0.002cm" officeooo:rsid="00126ff5" style:font-name-asian="Arial1" style:font-size-asian="9.5pt" style:font-name-complex="Arial1" style:font-size-complex="9.5pt" style:text-scale="76%"/>
    </style:style>
    <style:style style:name="T39" style:family="text">
      <style:text-properties style:font-name="Arial1" fo:font-size="9.5pt" fo:letter-spacing="-0.002cm" officeooo:rsid="00126ff5" style:font-name-asian="Arial1" style:font-size-asian="9.5pt" style:font-name-complex="Arial1" style:font-size-complex="9.5pt"/>
    </style:style>
    <style:style style:name="T40" style:family="text">
      <style:text-properties style:font-name="Arial1" fo:font-size="9.5pt" fo:letter-spacing="0.002cm" style:font-name-asian="Arial1" style:font-size-asian="9.5pt" style:font-name-complex="Arial1" style:font-size-complex="9.5pt" style:text-scale="76%"/>
    </style:style>
    <style:style style:name="T41" style:family="text">
      <style:text-properties style:font-name="Arial1" fo:font-size="9.5pt" style:font-name-asian="Arial1" style:font-size-asian="9.5pt" style:font-name-complex="Arial1" style:font-size-complex="9.5pt"/>
    </style:style>
    <style:style style:name="T42" style:family="text">
      <style:text-properties style:font-name="Arial1" fo:font-size="9.5pt" style:font-name-asian="Arial1" style:font-size-asian="9.5pt" style:font-name-complex="Arial1" style:font-size-complex="9.5pt" style:text-scale="76%"/>
    </style:style>
    <style:style style:name="T43" style:family="text">
      <style:text-properties style:font-name="Arial1" fo:font-size="9.5pt" officeooo:rsid="00130cb7" style:font-name-asian="Arial1" style:font-size-asian="9.5pt" style:font-name-complex="Arial1" style:font-size-complex="9.5pt" style:text-scale="76%"/>
    </style:style>
    <style:style style:name="T44" style:family="text">
      <style:text-properties style:font-name="Arial1" fo:font-size="9.5pt" style:font-name-asian="Arial1" style:font-size-asian="9.5pt" style:font-name-complex="Arial1" style:font-size-complex="9.5pt" style:text-scale="88%"/>
    </style:style>
    <style:style style:name="T45" style:family="text">
      <style:text-properties style:font-name="Arial1" fo:font-size="9.5pt" fo:letter-spacing="0.014cm" style:font-name-asian="Arial1" style:font-size-asian="9.5pt" style:font-name-complex="Arial1" style:font-size-complex="9.5pt" style:text-scale="76%"/>
    </style:style>
    <style:style style:name="T46" style:family="text">
      <style:text-properties style:font-name="Arial1" fo:font-size="9.5pt" fo:letter-spacing="0.046cm" style:font-name-asian="Arial1" style:font-size-asian="9.5pt" style:font-name-complex="Arial1" style:font-size-complex="9.5pt" style:text-scale="76%"/>
    </style:style>
    <style:style style:name="T47" style:family="text">
      <style:text-properties style:font-name="Arial1" fo:font-size="9.5pt" fo:letter-spacing="0.004cm" officeooo:rsid="00126ff5" style:font-name-asian="Arial1" style:font-size-asian="9.5pt" style:font-name-complex="Arial1" style:font-size-complex="9.5pt" style:text-scale="76%"/>
    </style:style>
    <style:style style:name="T48" style:family="text">
      <style:text-properties style:font-name="Arial1" fo:font-size="9.5pt" fo:letter-spacing="0.062cm" style:font-name-asian="Arial1" style:font-size-asian="9.5pt" style:font-name-complex="Arial1" style:font-size-complex="9.5pt" style:text-scale="76%"/>
    </style:style>
    <style:style style:name="T49" style:family="text">
      <style:text-properties style:font-name="Arial1" fo:font-size="9.5pt" fo:letter-spacing="0.053cm" style:font-name-asian="Arial1" style:font-size-asian="9.5pt" style:font-name-complex="Arial1" style:font-size-complex="9.5pt" style:text-scale="76%"/>
    </style:style>
    <style:style style:name="T50" style:family="text">
      <style:text-properties style:font-name="Arial1" fo:font-size="9.5pt" fo:letter-spacing="0.012cm" style:font-name-asian="Arial1" style:font-size-asian="9.5pt" style:font-name-complex="Arial1" style:font-size-complex="9.5pt" style:text-scale="76%"/>
    </style:style>
    <style:style style:name="T51" style:family="text">
      <style:text-properties style:font-name="Arial1" fo:font-size="9.5pt" fo:letter-spacing="-0.004cm" style:font-name-asian="Arial1" style:font-size-asian="9.5pt" style:font-name-complex="Arial1" style:font-size-complex="9.5pt" style:text-scale="76%"/>
    </style:style>
    <style:style style:name="T52" style:family="text">
      <style:text-properties style:font-name="Arial1" fo:font-size="9.5pt" fo:letter-spacing="0.026cm" style:font-name-asian="Arial1" style:font-size-asian="9.5pt" style:font-name-complex="Arial1" style:font-size-complex="9.5pt" style:text-scale="76%"/>
    </style:style>
    <style:style style:name="T53" style:family="text">
      <style:text-properties style:font-name="Arial1" fo:font-size="8.5pt" style:font-name-asian="Arial1" style:font-size-asian="8.5pt" style:font-name-complex="Arial1" style:font-size-complex="8.5pt" style:text-scale="76%"/>
    </style:style>
    <style:style style:name="T54" style:family="text">
      <style:text-properties style:font-name="Arial1" fo:font-size="8.5pt" style:font-name-asian="Arial1" style:font-size-asian="8.5pt" style:font-name-complex="Arial1" style:font-size-complex="8.5pt" style:text-scale="89%"/>
    </style:style>
    <style:style style:name="T55" style:family="text">
      <style:text-properties style:font-name="Arial1" fo:font-size="8.5pt" style:font-name-asian="Arial1" style:font-size-asian="8.5pt" style:font-name-complex="Arial1" style:font-size-complex="8.5pt" style:text-scale="81%"/>
    </style:style>
    <style:style style:name="T56" style:family="text">
      <style:text-properties style:font-name="Arial1" fo:font-size="8.5pt" style:font-name-asian="Arial1" style:font-size-asian="8.5pt" style:font-name-complex="Arial1" style:font-size-complex="8.5pt" style:text-scale="166%"/>
    </style:style>
    <style:style style:name="T57" style:family="text">
      <style:text-properties style:font-name="Arial1" fo:font-size="8.5pt" style:font-name-asian="Arial1" style:font-size-asian="8.5pt" style:font-name-complex="Arial1" style:font-size-complex="8.5pt" style:text-scale="75%"/>
    </style:style>
    <style:style style:name="T58" style:family="text">
      <style:text-properties style:font-name="Arial1" fo:font-size="8.5pt" style:font-name-asian="Arial1" style:font-size-asian="8.5pt" style:font-name-complex="Arial1" style:font-size-complex="8.5pt" style:text-scale="77%"/>
    </style:style>
    <style:style style:name="T59" style:family="text">
      <style:text-properties style:font-name="Arial1" fo:font-size="8.5pt" style:font-name-asian="Arial1" style:font-size-asian="8.5pt" style:font-name-complex="Arial1" style:font-size-complex="8.5pt" style:text-scale="82%"/>
    </style:style>
    <style:style style:name="T60" style:family="text">
      <style:text-properties style:font-name="Arial1" fo:font-size="8.5pt" fo:letter-spacing="0.002cm" style:font-name-asian="Arial1" style:font-size-asian="8.5pt" style:font-name-complex="Arial1" style:font-size-complex="8.5pt" style:text-scale="75%"/>
    </style:style>
    <style:style style:name="T61" style:family="text">
      <style:text-properties style:font-name="Arial1" fo:font-size="8.5pt" fo:letter-spacing="0.002cm" style:font-name-asian="Arial1" style:font-size-asian="8.5pt" style:font-name-complex="Arial1" style:font-size-complex="8.5pt" style:text-scale="83%"/>
    </style:style>
    <style:style style:name="T62" style:family="text">
      <style:text-properties style:font-name="Arial1" fo:font-size="8.5pt" fo:letter-spacing="0.002cm" style:font-name-asian="Arial1" style:font-size-asian="8.5pt" style:font-name-complex="Arial1" style:font-size-complex="8.5pt" style:text-scale="77%"/>
    </style:style>
    <style:style style:name="T63" style:family="text">
      <style:text-properties style:font-name="Arial1" fo:font-size="8.5pt" fo:letter-spacing="-0.002cm" style:font-name-asian="Arial1" style:font-size-asian="8.5pt" style:font-name-complex="Arial1" style:font-size-complex="8.5pt" style:text-scale="76%"/>
    </style:style>
    <style:style style:name="T64" style:family="text">
      <style:text-properties style:font-name="Arial1" fo:font-size="8.5pt" fo:letter-spacing="-0.002cm" style:font-name-asian="Arial1" style:font-size-asian="8.5pt" style:font-name-complex="Arial1" style:font-size-complex="8.5pt" style:text-scale="73%"/>
    </style:style>
    <style:style style:name="T65" style:family="text">
      <style:text-properties style:font-name="Arial1" fo:font-size="8.5pt" fo:letter-spacing="-0.002cm" style:font-name-asian="Arial1" style:font-size-asian="8.5pt" style:font-name-complex="Arial1" style:font-size-complex="8.5pt" style:text-scale="77%"/>
    </style:style>
    <style:style style:name="T66" style:family="text">
      <style:text-properties style:font-name="Arial1" fo:font-size="8.5pt" fo:letter-spacing="-0.002cm" style:font-name-asian="Arial1" style:font-size-asian="8.5pt" style:font-name-complex="Arial1" style:font-size-complex="8.5pt" style:text-scale="85%"/>
    </style:style>
    <style:style style:name="T67" style:family="text">
      <style:text-properties style:font-name="Arial1" fo:font-size="8.5pt" fo:letter-spacing="-0.002cm" style:font-name-asian="Arial1" style:font-size-asian="8.5pt" style:font-name-complex="Arial1" style:font-size-complex="8.5pt" style:text-scale="75%"/>
    </style:style>
    <style:style style:name="T68" style:family="text">
      <style:text-properties style:font-name="Arial1" fo:font-size="8.5pt" fo:letter-spacing="-0.002cm" style:font-name-asian="Arial1" style:font-size-asian="8.5pt" style:font-name-complex="Arial1" style:font-size-complex="8.5pt" style:text-scale="82%"/>
    </style:style>
    <style:style style:name="T69" style:family="text">
      <style:text-properties style:font-name="Arial1" fo:font-size="8.5pt" fo:letter-spacing="-0.004cm" style:font-name-asian="Arial1" style:font-size-asian="8.5pt" style:font-name-complex="Arial1" style:font-size-complex="8.5pt" style:text-scale="76%"/>
    </style:style>
    <style:style style:name="T70" style:family="text">
      <style:text-properties style:font-name="Arial1" fo:font-size="8.5pt" fo:letter-spacing="-0.004cm" style:font-name-asian="Arial1" style:font-size-asian="8.5pt" style:font-name-complex="Arial1" style:font-size-complex="8.5pt" style:text-scale="77%"/>
    </style:style>
    <style:style style:name="T71" style:family="text">
      <style:text-properties style:font-name="Arial1" fo:font-size="8.5pt" fo:letter-spacing="-0.004cm" style:font-name-asian="Arial1" style:font-size-asian="8.5pt" style:font-name-complex="Arial1" style:font-size-complex="8.5pt" style:text-scale="83%"/>
    </style:style>
    <style:style style:name="T72" style:family="text">
      <style:text-properties style:font-name="Arial1" fo:font-size="8.5pt" fo:letter-spacing="-0.004cm" style:font-name-asian="Arial1" style:font-size-asian="8.5pt" style:font-name-complex="Arial1" style:font-size-complex="8.5pt" style:text-scale="166%"/>
    </style:style>
    <style:style style:name="T73" style:family="text">
      <style:text-properties style:font-name="Arial1" fo:font-size="8.5pt" fo:letter-spacing="-0.004cm" style:font-name-asian="Arial1" style:font-size-asian="8.5pt" style:font-name-complex="Arial1" style:font-size-complex="8.5pt" style:text-scale="81%"/>
    </style:style>
    <style:style style:name="T74" style:family="text">
      <style:text-properties style:font-name="Arial1" fo:font-size="8.5pt" fo:letter-spacing="-0.004cm" style:font-name-asian="Arial1" style:font-size-asian="8.5pt" style:font-name-complex="Arial1" style:font-size-complex="8.5pt" style:text-scale="78%"/>
    </style:style>
    <style:style style:name="T75" style:family="text">
      <style:text-properties style:font-name="Arial1" fo:font-size="8.5pt" fo:letter-spacing="-0.004cm" style:font-name-asian="Arial1" style:font-size-asian="8.5pt" style:font-name-complex="Arial1" style:font-size-complex="8.5pt" style:text-scale="82%"/>
    </style:style>
    <style:style style:name="T76" style:family="text">
      <style:text-properties style:font-name="Arial1" fo:font-size="8.5pt" fo:letter-spacing="0.016cm" style:font-name-asian="Arial1" style:font-size-asian="8.5pt" style:font-name-complex="Arial1" style:font-size-complex="8.5pt" style:text-scale="77%"/>
    </style:style>
    <style:style style:name="T77" style:family="text">
      <style:text-properties style:font-name="Arial1" fo:font-size="8.5pt" fo:letter-spacing="0.004cm" style:font-name-asian="Arial1" style:font-size-asian="8.5pt" style:font-name-complex="Arial1" style:font-size-complex="8.5pt" style:text-scale="81%"/>
    </style:style>
    <style:style style:name="T78" style:family="text">
      <style:text-properties style:font-name="Arial1" fo:font-size="8.5pt" fo:letter-spacing="0.012cm" style:font-name-asian="Arial1" style:font-size-asian="8.5pt" style:font-name-complex="Arial1" style:font-size-complex="8.5pt" style:text-scale="76%"/>
    </style:style>
    <style:style style:name="T79" style:family="text">
      <style:text-properties style:font-name="Arial1" fo:font-size="8.5pt" fo:letter-spacing="-0.009cm" style:font-name-asian="Arial1" style:font-size-asian="8.5pt" style:font-name-complex="Arial1" style:font-size-complex="8.5pt"/>
    </style:style>
    <style:style style:name="T80" style:family="text">
      <style:text-properties style:font-name="Arial1" fo:font-size="8.5pt" fo:letter-spacing="-0.009cm" style:font-name-asian="Arial1" style:font-size-asian="8.5pt" style:font-name-complex="Arial1" style:font-size-complex="8.5pt" style:text-scale="77%"/>
    </style:style>
    <style:style style:name="T81" style:family="text">
      <style:text-properties style:font-name="Arial1" fo:font-size="8.5pt" fo:letter-spacing="-0.009cm" style:font-name-asian="Arial1" style:font-size-asian="8.5pt" style:font-name-complex="Arial1" style:font-size-complex="8.5pt" style:text-scale="78%"/>
    </style:style>
    <style:style style:name="T82" style:family="text">
      <style:text-properties style:font-name="Arial1" fo:font-size="8.5pt" fo:letter-spacing="-0.009cm" style:font-name-asian="Arial1" style:font-size-asian="8.5pt" style:font-name-complex="Arial1" style:font-size-complex="8.5pt" style:text-scale="82%"/>
    </style:style>
    <style:style style:name="T83" style:family="text">
      <style:text-properties style:font-name="Arial1" fo:font-size="8.5pt" fo:letter-spacing="0.019cm" style:font-name-asian="Arial1" style:font-size-asian="8.5pt" style:font-name-complex="Arial1" style:font-size-complex="8.5pt" style:text-scale="82%"/>
    </style:style>
    <style:style style:name="T84" style:family="text">
      <style:text-properties style:font-name="Arial1" fo:font-size="8.5pt" fo:letter-spacing="0.019cm" style:font-name-asian="Arial1" style:font-size-asian="8.5pt" style:font-name-complex="Arial1" style:font-size-complex="8.5pt" style:text-scale="77%"/>
    </style:style>
    <style:style style:name="T85" style:family="text">
      <style:text-properties style:font-name="Arial1" fo:font-size="8.5pt" fo:letter-spacing="-0.005cm" style:font-name-asian="Arial1" style:font-size-asian="8.5pt" style:font-name-complex="Arial1" style:font-size-complex="8.5pt"/>
    </style:style>
    <style:style style:name="T86" style:family="text">
      <style:text-properties style:font-name="Arial1" fo:font-size="8.5pt" fo:letter-spacing="-0.005cm" style:font-name-asian="Arial1" style:font-size-asian="8.5pt" style:font-name-complex="Arial1" style:font-size-complex="8.5pt" style:text-scale="80%"/>
    </style:style>
    <style:style style:name="T87" style:family="text">
      <style:text-properties style:font-name="Arial1" fo:font-size="8.5pt" fo:letter-spacing="-0.005cm" style:font-name-asian="Arial1" style:font-size-asian="8.5pt" style:font-name-complex="Arial1" style:font-size-complex="8.5pt" style:text-scale="83%"/>
    </style:style>
    <style:style style:name="T88" style:family="text">
      <style:text-properties style:font-name="Arial1" fo:font-size="8.5pt" fo:letter-spacing="-0.005cm" style:font-name-asian="Arial1" style:font-size-asian="8.5pt" style:font-name-complex="Arial1" style:font-size-complex="8.5pt" style:text-scale="73%"/>
    </style:style>
    <style:style style:name="T89" style:family="text">
      <style:text-properties style:font-name="Arial1" fo:font-size="8.5pt" fo:letter-spacing="-0.005cm" style:font-name-asian="Arial1" style:font-size-asian="8.5pt" style:font-name-complex="Arial1" style:font-size-complex="8.5pt" style:text-scale="81%"/>
    </style:style>
    <style:style style:name="T90" style:family="text">
      <style:text-properties style:font-name="Arial1" fo:font-size="8.5pt" fo:letter-spacing="-0.005cm" style:font-name-asian="Arial1" style:font-size-asian="8.5pt" style:font-name-complex="Arial1" style:font-size-complex="8.5pt" style:text-scale="76%"/>
    </style:style>
    <style:style style:name="T91" style:family="text">
      <style:text-properties style:font-name="Arial1" fo:font-size="8.5pt" fo:letter-spacing="-0.005cm" style:font-name-asian="Arial1" style:font-size-asian="8.5pt" style:font-name-complex="Arial1" style:font-size-complex="8.5pt" style:text-scale="70%"/>
    </style:style>
    <style:style style:name="T92" style:family="text">
      <style:text-properties style:font-name="Arial1" fo:font-size="8.5pt" fo:letter-spacing="-0.005cm" style:font-name-asian="Arial1" style:font-size-asian="8.5pt" style:font-name-complex="Arial1" style:font-size-complex="8.5pt" style:text-scale="82%"/>
    </style:style>
    <style:style style:name="T93" style:family="text">
      <style:text-properties style:font-name="Arial1" fo:font-size="8.5pt" fo:letter-spacing="-0.005cm" style:font-name-asian="Arial1" style:font-size-asian="8.5pt" style:font-name-complex="Arial1" style:font-size-complex="8.5pt" style:text-scale="85%"/>
    </style:style>
    <style:style style:name="T94" style:family="text">
      <style:text-properties style:font-name="Arial1" fo:font-size="8.5pt" fo:letter-spacing="-0.007cm" style:font-name-asian="Arial1" style:font-size-asian="8.5pt" style:font-name-complex="Arial1" style:font-size-complex="8.5pt" style:text-scale="76%"/>
    </style:style>
    <style:style style:name="T95" style:family="text">
      <style:text-properties style:font-name="Arial1" fo:font-size="8.5pt" fo:letter-spacing="-0.007cm" style:font-name-asian="Arial1" style:font-size-asian="8.5pt" style:font-name-complex="Arial1" style:font-size-complex="8.5pt" style:text-scale="81%"/>
    </style:style>
    <style:style style:name="T96" style:family="text">
      <style:text-properties style:font-name="Arial1" fo:font-size="8.5pt" fo:letter-spacing="-0.016cm" style:font-name-asian="Arial1" style:font-size-asian="8.5pt" style:font-name-complex="Arial1" style:font-size-complex="8.5pt"/>
    </style:style>
    <style:style style:name="T97" style:family="text">
      <style:text-properties style:font-name="Arial1" fo:font-size="8.5pt" fo:letter-spacing="-0.011cm" style:font-name-asian="Arial1" style:font-size-asian="8.5pt" style:font-name-complex="Arial1" style:font-size-complex="8.5pt" style:text-scale="85%"/>
    </style:style>
    <style:style style:name="T98" style:family="text">
      <style:text-properties style:font-name="Arial1" fo:font-size="8.5pt" fo:letter-spacing="-0.011cm" style:font-name-asian="Arial1" style:font-size-asian="8.5pt" style:font-name-complex="Arial1" style:font-size-complex="8.5pt" style:text-scale="83%"/>
    </style:style>
    <style:style style:name="T99" style:family="text">
      <style:text-properties style:font-name="Arial1" fo:font-size="8.5pt" fo:letter-spacing="0.018cm" style:font-name-asian="Arial1" style:font-size-asian="8.5pt" style:font-name-complex="Arial1" style:font-size-complex="8.5pt" style:text-scale="82%"/>
    </style:style>
    <style:style style:name="T100" style:family="text">
      <style:text-properties style:font-name="Arial1" fo:font-size="8.5pt" fo:letter-spacing="0.005cm" style:font-name-asian="Arial1" style:font-size-asian="8.5pt" style:font-name-complex="Arial1" style:font-size-complex="8.5pt" style:text-scale="166%"/>
    </style:style>
    <style:style style:name="T101" style:family="text">
      <style:text-properties style:font-name="Arial1" fo:font-size="8.5pt" fo:letter-spacing="0.007cm" style:font-name-asian="Arial1" style:font-size-asian="8.5pt" style:font-name-complex="Arial1" style:font-size-complex="8.5pt" style:text-scale="77%"/>
    </style:style>
    <style:style style:name="T102" style:family="text">
      <style:text-properties style:font-name="Arial1" fo:letter-spacing="0.002cm" style:font-name-asian="Arial1" style:font-name-complex="Arial1" style:text-scale="76%"/>
    </style:style>
    <style:style style:name="T103" style:family="text">
      <style:text-properties style:font-name="Arial1" fo:letter-spacing="0.002cm" style:font-name-asian="Arial1" style:font-name-complex="Arial1" style:text-scale="75%"/>
    </style:style>
    <style:style style:name="T104" style:family="text">
      <style:text-properties style:font-name="Arial1" fo:letter-spacing="0.002cm" style:font-name-asian="Arial1" style:font-name-complex="Arial1" style:text-scale="83%"/>
    </style:style>
    <style:style style:name="T105" style:family="text">
      <style:text-properties style:font-name="Arial1" fo:letter-spacing="0.002cm" style:font-name-asian="Arial1" style:font-name-complex="Arial1" style:text-scale="77%"/>
    </style:style>
    <style:style style:name="T106" style:family="text">
      <style:text-properties style:font-name="Arial1" fo:letter-spacing="0.002cm" style:font-name-asian="Arial1" style:font-name-complex="Arial1" style:text-scale="84%"/>
    </style:style>
    <style:style style:name="T107" style:family="text">
      <style:text-properties style:font-name="Arial1" fo:letter-spacing="-0.002cm" style:font-name-asian="Arial1" style:font-name-complex="Arial1" style:text-scale="76%"/>
    </style:style>
    <style:style style:name="T108" style:family="text">
      <style:text-properties style:font-name="Arial1" fo:letter-spacing="-0.002cm" style:font-name-asian="Arial1" style:font-name-complex="Arial1" style:text-scale="168%"/>
    </style:style>
    <style:style style:name="T109" style:family="text">
      <style:text-properties style:font-name="Arial1" fo:letter-spacing="-0.002cm" style:font-name-asian="Arial1" style:font-name-complex="Arial1" style:text-scale="73%"/>
    </style:style>
    <style:style style:name="T110" style:family="text">
      <style:text-properties style:font-name="Arial1" fo:letter-spacing="-0.002cm" style:font-name-asian="Arial1" style:font-name-complex="Arial1" style:text-scale="77%"/>
    </style:style>
    <style:style style:name="T111" style:family="text">
      <style:text-properties style:font-name="Arial1" fo:letter-spacing="-0.002cm" style:font-name-asian="Arial1" style:font-name-complex="Arial1" style:text-scale="82%"/>
    </style:style>
    <style:style style:name="T112" style:family="text">
      <style:text-properties style:font-name="Arial1" fo:letter-spacing="0.021cm" style:font-name-asian="Arial1" style:font-name-complex="Arial1" style:text-scale="76%"/>
    </style:style>
    <style:style style:name="T113" style:family="text">
      <style:text-properties style:font-name="Arial1" fo:letter-spacing="-0.005cm" style:font-name-asian="Arial1" style:font-name-complex="Arial1"/>
    </style:style>
    <style:style style:name="T114" style:family="text">
      <style:text-properties style:font-name="Arial1" fo:letter-spacing="0.004cm" style:font-name-asian="Arial1" style:font-name-complex="Arial1" style:text-scale="77%"/>
    </style:style>
    <style:style style:name="T115" style:family="text">
      <style:text-properties style:font-name="Arial1" fo:letter-spacing="0.004cm" style:font-name-asian="Arial1" style:font-name-complex="Arial1" style:text-scale="76%"/>
    </style:style>
    <style:style style:name="T116" style:family="text">
      <style:text-properties style:font-name="Arial1" fo:letter-spacing="0.03cm" style:font-name-asian="Arial1" style:font-name-complex="Arial1" style:text-scale="77%"/>
    </style:style>
    <style:style style:name="T117" style:family="text">
      <style:text-properties style:font-name="Arial1" fo:letter-spacing="-0.004cm" style:font-name-asian="Arial1" style:font-name-complex="Arial1" style:text-scale="86%"/>
    </style:style>
    <style:style style:name="T118" style:family="text">
      <style:text-properties style:font-name="Arial1" fo:letter-spacing="-0.004cm" style:font-name-asian="Arial1" style:font-name-complex="Arial1" style:text-scale="76%"/>
    </style:style>
    <style:style style:name="T119" style:family="text">
      <style:text-properties style:font-name="Arial1" fo:letter-spacing="-0.004cm" style:font-name-asian="Arial1" style:font-name-complex="Arial1" style:text-scale="77%"/>
    </style:style>
    <style:style style:name="T120" style:family="text">
      <style:text-properties style:font-name="Arial1" fo:letter-spacing="0.023cm" style:font-name-asian="Arial1" style:font-name-complex="Arial1" style:text-scale="76%"/>
    </style:style>
    <style:style style:name="T121" style:family="text">
      <style:text-properties style:font-name="Arial1" fo:letter-spacing="0.016cm" style:font-name-asian="Arial1" style:font-name-complex="Arial1" style:text-scale="76%"/>
    </style:style>
    <style:style style:name="T122" style:family="text">
      <style:text-properties style:font-name="Arial1" fo:letter-spacing="0.012cm" style:font-name-asian="Arial1" style:font-name-complex="Arial1" style:text-scale="76%"/>
    </style:style>
    <style:style style:name="T123" style:family="text">
      <style:text-properties style:font-name="Arial1" fo:letter-spacing="0.037cm" style:font-name-asian="Arial1" style:font-name-complex="Arial1" style:text-scale="76%"/>
    </style:style>
    <style:style style:name="T124" style:family="text">
      <style:text-properties style:font-name="Arial1" fo:letter-spacing="-0.009cm" style:font-name-asian="Arial1" style:font-name-complex="Arial1"/>
    </style:style>
    <style:style style:name="T125" style:family="text">
      <style:text-properties style:font-name="Arial1" fo:letter-spacing="0.019cm" style:font-name-asian="Arial1" style:font-name-complex="Arial1" style:text-scale="77%"/>
    </style:style>
    <style:style style:name="T126" style:family="text">
      <style:text-properties style:font-name="Arial1" fo:letter-spacing="0.009cm" style:font-name-asian="Arial1" style:font-name-complex="Arial1" style:text-scale="77%"/>
    </style:style>
    <style:style style:name="T127" style:family="text">
      <style:text-properties style:font-name="Arial1" fo:letter-spacing="0.011cm" style:font-name-asian="Arial1" style:font-name-complex="Arial1" style:text-scale="77%"/>
    </style:style>
    <style:style style:name="T128" style:family="text">
      <style:text-properties style:font-name="Arial1" fo:font-size="9pt" officeooo:rsid="00130cb7" style:font-name-asian="Arial1" style:font-size-asian="9pt" style:font-name-complex="Arial1" style:font-size-complex="9pt" style:text-scale="88%"/>
    </style:style>
    <style:style style:name="T129" style:family="text">
      <style:text-properties style:font-name="Arial1" fo:font-size="9pt" officeooo:rsid="00126ff5" style:font-name-asian="Arial1" style:font-size-asian="9pt" style:font-name-complex="Arial1" style:font-size-complex="9pt" style:text-scale="89%"/>
    </style:style>
    <style:style style:name="T130" style:family="text">
      <style:text-properties style:font-name="Arial1" fo:font-size="9pt" officeooo:rsid="00126ff5" style:font-name-asian="Arial1" style:font-size-asian="9pt" style:font-name-complex="Arial1" style:font-size-complex="9pt" style:text-scale="90%"/>
    </style:style>
    <style:style style:name="T131" style:family="text">
      <style:text-properties style:font-name="Arial1" fo:font-size="9pt" fo:letter-spacing="0.037cm" officeooo:rsid="0013b11d" style:font-name-asian="Arial1" style:font-size-asian="9pt" style:font-name-complex="Arial1" style:font-size-complex="9pt" style:text-scale="76%"/>
    </style:style>
    <style:style style:name="T132" style:family="text">
      <style:text-properties style:font-name="Arial1" fo:font-size="9pt" fo:letter-spacing="-0.002cm" fo:font-weight="normal" style:font-name-asian="Arial1" style:font-size-asian="9pt" style:font-weight-asian="normal" style:font-name-complex="Arial1" style:font-size-complex="9pt" style:font-weight-complex="normal" style:text-scale="73%"/>
    </style:style>
    <style:style style:name="T133" style:family="text">
      <style:text-properties style:font-name="Arial1" fo:font-size="9pt" fo:letter-spacing="0.002cm" fo:font-weight="normal" style:font-name-asian="Arial1" style:font-size-asian="9pt" style:font-weight-asian="normal" style:font-name-complex="Arial1" style:font-size-complex="9pt" style:font-weight-complex="normal" style:text-scale="75%"/>
    </style:style>
    <style:style style:name="T134" style:family="text">
      <style:text-properties style:font-name="Arial1" fo:font-size="9pt" fo:letter-spacing="-0.004cm" fo:font-weight="normal" style:font-name-asian="Arial1" style:font-size-asian="9pt" style:font-weight-asian="normal" style:font-name-complex="Arial1" style:font-size-complex="9pt" style:font-weight-complex="normal" style:text-scale="76%"/>
    </style:style>
    <style:style style:name="T135" style:family="text"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 style:text-scale="80%"/>
    </style:style>
    <style:style style:name="T136" style:family="text">
      <style:text-properties style:font-name="Arial1" fo:font-size="9pt" fo:font-weight="normal" style:font-name-asian="Arial1" style:font-size-asian="9pt" style:font-weight-asian="normal" style:font-name-complex="Arial1" style:font-size-complex="9pt" style:font-weight-complex="normal" style:text-scale="89%"/>
    </style:style>
    <style:style style:name="T137" style:family="text">
      <style:text-properties style:font-name="Arial1" fo:font-size="9pt" fo:font-weight="normal" officeooo:rsid="00130cb7" style:font-name-asian="Arial1" style:font-size-asian="9pt" style:font-weight-asian="normal" style:font-name-complex="Arial1" style:font-size-complex="9pt" style:font-weight-complex="normal" style:text-scale="89%"/>
    </style:style>
    <style:style style:name="T138" style:family="text">
      <style:text-properties style:font-name="Arial1" style:font-name-asian="Arial1" style:font-name-complex="Arial1" style:text-scale="76%"/>
    </style:style>
    <style:style style:name="T139" style:family="text">
      <style:text-properties style:font-name="Arial1" style:font-name-asian="Arial1" style:font-name-complex="Arial1" style:text-scale="80%"/>
    </style:style>
    <style:style style:name="T140" style:family="text">
      <style:text-properties style:font-name="Arial1" style:font-name-asian="Arial1" style:font-name-complex="Arial1" style:text-scale="78%"/>
    </style:style>
    <style:style style:name="T141" style:family="text">
      <style:text-properties style:font-name="Arial1" style:font-name-asian="Arial1" style:font-name-complex="Arial1" style:text-scale="89%"/>
    </style:style>
    <style:style style:name="T142" style:family="text">
      <style:text-properties style:font-name="Arial1" officeooo:rsid="0013b11d" style:font-name-asian="Arial1" style:font-name-complex="Arial1" style:text-scale="89%"/>
    </style:style>
    <style:style style:name="T143" style:family="text">
      <style:text-properties style:font-name="Arial1" style:font-name-asian="Arial1" style:font-name-complex="Arial1" style:text-scale="77%"/>
    </style:style>
    <style:style style:name="T144" style:family="text">
      <style:text-properties style:font-name="Arial1" style:font-name-asian="Arial1" style:font-name-complex="Arial1" style:text-scale="74%"/>
    </style:style>
    <style:style style:name="T145" style:family="text">
      <style:text-properties style:font-name="Arial1" style:font-name-asian="Arial1" style:font-name-complex="Arial1" style:text-scale="84%"/>
    </style:style>
    <style:style style:name="T146" style:family="text">
      <style:text-properties style:font-name="Arial1" style:font-name-asian="Arial1" style:font-name-complex="Arial1" style:text-scale="90%"/>
    </style:style>
    <style:style style:name="T147" style:family="text">
      <style:text-properties style:font-name="Arial1" style:font-name-asian="Arial1" style:font-name-complex="Arial1" style:text-scale="81%"/>
    </style:style>
    <style:style style:name="T148" style:family="text">
      <style:text-properties style:font-name="Arial1" style:font-name-asian="Arial1" style:font-name-complex="Arial1" style:text-scale="166%"/>
    </style:style>
    <style:style style:name="T149" style:family="text">
      <style:text-properties style:font-name="Arial1" style:font-name-asian="Arial1" style:font-name-complex="Arial1" style:text-scale="75%"/>
    </style:style>
    <style:style style:name="T150" style:family="text">
      <style:text-properties style:font-name="Arial1" style:font-name-asian="Arial1" style:font-name-complex="Arial1" style:text-scale="82%"/>
    </style:style>
    <style:style style:name="T151" style:family="text">
      <style:text-properties fo:font-variant="normal" fo:text-transform="none" fo:color="#000000" style:font-name="Arial" fo:font-size="9pt" fo:letter-spacing="normal" fo:font-style="normal" fo:font-weight="bold" style:font-size-asian="9pt" style:font-size-complex="9pt"/>
    </style:style>
    <style:style style:name="T152" style:family="text">
      <style:text-properties fo:font-variant="normal" fo:text-transform="none" fo:color="#000000" style:font-name="Arial" fo:font-size="9pt" fo:letter-spacing="normal" fo:font-style="normal" fo:font-weight="normal" style:font-size-asian="9pt" style:font-weight-asian="normal" style:font-size-complex="9pt" style:font-weight-complex="normal"/>
    </style:style>
    <style:style style:name="T153" style:family="text">
      <style:text-properties fo:font-variant="normal" fo:text-transform="none" fo:color="#000000" style:font-name="Arial" fo:font-size="9pt" fo:letter-spacing="normal" fo:font-style="normal" fo:font-weight="normal" officeooo:rsid="00130cb7" style:font-size-asian="9pt" style:font-weight-asian="normal" style:font-size-complex="9pt" style:font-weight-complex="normal"/>
    </style:style>
    <style:style style:name="T154" style:family="text">
      <style:text-properties fo:font-variant="normal" fo:text-transform="none" fo:color="#000000" style:font-name="Arial" fo:font-size="9pt" fo:letter-spacing="normal" fo:font-style="normal" fo:font-weight="normal" officeooo:rsid="0013a839" style:font-size-asian="9pt" style:font-weight-asian="normal" style:font-size-complex="9pt" style:font-weight-complex="normal"/>
    </style:style>
    <style:style style:name="T155" style:family="text">
      <style:text-properties fo:font-variant="normal" fo:text-transform="none" fo:color="#000000" style:font-name="Arial" fo:font-size="9pt" fo:letter-spacing="normal" fo:font-style="normal" fo:font-weight="normal" officeooo:rsid="0013b11d" style:font-size-asian="9pt" style:font-weight-asian="normal" style:font-size-complex="9pt" style:font-weight-complex="normal"/>
    </style:style>
    <style:style style:name="T156" style:family="text">
      <style:text-properties officeooo:rsid="00130cb7"/>
    </style:style>
    <style:style style:name="T157" style:family="text">
      <style:text-properties fo:font-size="9pt" officeooo:rsid="00126ff5" style:font-size-asian="9pt" style:font-size-complex="9pt" style:text-scale="90%"/>
    </style:style>
    <style:style style:name="T158" style:family="text">
      <style:text-properties officeooo:rsid="0016b8a3"/>
    </style:style>
    <style:style style:name="T159" style:family="text">
      <style:text-properties fo:font-size="10pt" officeooo:rsid="0016b8a3" style:font-size-asian="10pt" style:font-size-complex="10pt"/>
    </style:style>
    <style:style style:name="T160" style:family="text">
      <style:text-properties fo:font-size="10pt" officeooo:rsid="0017dc0f" style:font-size-asian="10pt" style:font-size-complex="10pt"/>
    </style:style>
    <style:style style:name="T161" style:family="text">
      <style:text-properties fo:font-size="10pt" officeooo:rsid="0018880b" style:font-size-asian="10pt" style:font-size-complex="10pt"/>
    </style:style>
    <style:style style:name="T162" style:family="text">
      <style:text-properties fo:font-size="10pt" officeooo:rsid="001941f3" style:font-size-asian="10pt" style:font-size-complex="10pt"/>
    </style:style>
    <style:style style:name="T163" style:family="text">
      <style:text-properties officeooo:rsid="0018880b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section text:style-name="Sect1" text:name="Sección1">
        <text:p text:style-name="P29"><text:span text:style-name="T27">(</text:span><text:span text:style-name="T28">H</text:span><text:span text:style-name="T30">o</text:span><text:span text:style-name="T31">j</text:span><text:span text:style-name="T34">a </text:span><text:span text:style-name="T32">1</text:span><text:span text:style-name="T33"> </text:span><text:span text:style-name="T35">de</text:span><text:span text:style-name="T29">1 </text:span><text:span text:style-name="T36">)</text:span></text:p>
        <text:p text:style-name="P8">FORMACIÓN EN CENTROS DE TRABAJO. FICHA SEMANAL DEL ALUMNO/ALUMNA</text:p>
        <text:p text:style-name="P9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10"/>
              <text:p text:style-name="P25"><text:span text:style-name="T37">S</text:span><text:span text:style-name="T40">em</text:span><text:span text:style-name="T37">a</text:span><text:span text:style-name="T40">n</text:span><text:span text:style-name="T42">a </text:span><text:span text:style-name="T45"><text:s/></text:span><text:span text:style-name="T42">d</text:span><text:span text:style-name="T40">e</text:span><text:span text:style-name="T42">l</text:span><text:span text:style-name="T46"> </text:span><text:span text:style-name="T38">23</text:span><text:span text:style-name="T42"> <text:s/></text:span><text:span text:style-name="T37">a</text:span><text:span text:style-name="T42">l </text:span><text:span text:style-name="T46"><text:s/></text:span><text:span text:style-name="T47">27</text:span><text:span text:style-name="T48"> </text:span><text:span text:style-name="T42">de </text:span><text:span text:style-name="T49"><text:s/></text:span><text:span text:style-name="T47">febrero </text:span><text:span text:style-name="T50"><text:s/></text:span><text:span text:style-name="T42">de </text:span><text:span text:style-name="T49"><text:s/></text:span><text:span text:style-name="T41">20</text:span><text:span text:style-name="T39">15</text:span></text:p>
            </table:table-cell>
            <table:table-cell table:style-name="Tabla1.B1" office:value-type="string">
              <text:p text:style-name="P2"/>
            </table:table-cell>
          </table:table-row>
          <table:table-row table:style-name="Tabla1.2">
            <table:table-cell table:style-name="Tabla1.A2" office:value-type="string">
              <text:p text:style-name="P17"/>
              <text:p text:style-name="P26"><text:span text:style-name="T138">C</text:span><text:span text:style-name="T102">EN</text:span><text:span text:style-name="T138">T</text:span><text:span text:style-name="T107">R</text:span><text:span text:style-name="T138">O</text:span><text:span text:style-name="T112"> </text:span><text:span text:style-name="T139">D</text:span><text:span text:style-name="T138">O</text:span><text:span text:style-name="T140">C</text:span><text:span text:style-name="T103">E</text:span><text:span text:style-name="T104">N</text:span><text:span text:style-name="T138">T</text:span><text:span text:style-name="T103">E</text:span><text:span text:style-name="T141">: </text:span><text:span text:style-name="T129">I.E.S. AGUADULCE</text:span></text:p>
              <text:p text:style-name="P14"/>
              <text:p text:style-name="P26"><text:span text:style-name="T140">PROFESOR</text:span><text:span text:style-name="T108">/</text:span><text:span text:style-name="T140">P</text:span><text:span text:style-name="T109">R</text:span><text:span text:style-name="T110">O</text:span><text:span text:style-name="T105">F</text:span><text:span text:style-name="T138">ES</text:span><text:span text:style-name="T110">O</text:span><text:span text:style-name="T109">R</text:span><text:span text:style-name="T138">A</text:span><text:span text:style-name="T113"> </text:span><text:span text:style-name="T110">R</text:span><text:span text:style-name="T143">ES</text:span><text:span text:style-name="T114">P</text:span><text:span text:style-name="T110">O</text:span><text:span text:style-name="T143">NS</text:span><text:span text:style-name="T105">A</text:span><text:span text:style-name="T143">B</text:span><text:span text:style-name="T105">L</text:span><text:span text:style-name="T143">E</text:span><text:span text:style-name="T116"> </text:span><text:span text:style-name="T138">SE</text:span><text:span text:style-name="T144">G</text:span><text:span text:style-name="T111">U</text:span><text:span text:style-name="T106">I</text:span><text:span text:style-name="T117">M</text:span><text:span text:style-name="T106">I</text:span><text:span text:style-name="T138">E</text:span><text:span text:style-name="T145">N</text:span><text:span text:style-name="T105">T</text:span><text:span text:style-name="T110">O</text:span><text:span text:style-name="T146">: </text:span><text:span text:style-name="T130">NARCISO </text:span><text:bookmark text:name="yui_3_9_1_2_1424971755590_380"/><text:span text:style-name="T130"><text:s/>JÁIMEZ</text:span><text:span text:style-name="T151"> <text:s/></text:span><text:span text:style-name="T153">TORO</text:span></text:p>
              <text:p text:style-name="P24"/>
            </table:table-cell>
            <table:table-cell table:style-name="Tabla1.B2" office:value-type="string">
              <text:p text:style-name="P28"><text:span text:style-name="T138">C</text:span><text:span text:style-name="T102">E</text:span><text:span text:style-name="T118">N</text:span><text:span text:style-name="T138">T</text:span><text:span text:style-name="T107">R</text:span><text:span text:style-name="T138">O</text:span><text:span text:style-name="T120"> </text:span><text:span text:style-name="T138">DE</text:span><text:span text:style-name="T121"> </text:span><text:span text:style-name="T138">T</text:span><text:span text:style-name="T107">R</text:span><text:span text:style-name="T102">A</text:span><text:span text:style-name="T138">B</text:span><text:span text:style-name="T102">A</text:span><text:span text:style-name="T115">J</text:span><text:span text:style-name="T138">O</text:span><text:span text:style-name="T122"> </text:span><text:span text:style-name="T138">COL</text:span><text:span text:style-name="T102">A</text:span><text:span text:style-name="T138">BO</text:span><text:span text:style-name="T107">R</text:span><text:span text:style-name="T102">A</text:span><text:span text:style-name="T118">D</text:span><text:span text:style-name="T138">O</text:span><text:span text:style-name="T107">R</text:span><text:span text:style-name="T138">:</text:span><text:span text:style-name="T123"> </text:span><text:span text:style-name="T131">OMNIUM LAB STUDIOS, S.L.</text:span></text:p>
              <text:p text:style-name="P30"><text:span text:style-name="T138">T</text:span><text:span text:style-name="T147">U</text:span><text:span text:style-name="T138">TO</text:span><text:span text:style-name="T109">R</text:span><text:span text:style-name="T148">/</text:span><text:span text:style-name="T138">T</text:span><text:span text:style-name="T147">U</text:span><text:span text:style-name="T138">TO</text:span><text:span text:style-name="T109">R</text:span><text:span text:style-name="T149">A</text:span><text:span text:style-name="T124"> </text:span><text:span text:style-name="T143">D</text:span><text:span text:style-name="T105">E</text:span><text:span text:style-name="T143">L</text:span><text:span text:style-name="T125"> </text:span><text:span text:style-name="T143">C</text:span><text:span text:style-name="T105">E</text:span><text:span text:style-name="T119">N</text:span><text:span text:style-name="T143">T</text:span><text:span text:style-name="T110">R</text:span><text:span text:style-name="T143">O</text:span><text:span text:style-name="T126"> </text:span><text:span text:style-name="T143">DE</text:span><text:span text:style-name="T127"> </text:span><text:span text:style-name="T138">T</text:span><text:span text:style-name="T109">R</text:span><text:span text:style-name="T103">A</text:span><text:span text:style-name="T150">B</text:span><text:span text:style-name="T103">A</text:span><text:span text:style-name="T115">J</text:span><text:span text:style-name="T118">O</text:span><text:span text:style-name="T141">: </text:span><text:span text:style-name="T142">JOSÉ ANTONIO RACERO QUIÑONES</text:span></text:p>
              <text:p text:style-name="P28"/>
              <text:p text:style-name="P28"/>
              <text:p text:style-name="P28"/>
              <text:p text:style-name="P28"/>
              <text:p text:style-name="P28"/>
              <text:p text:style-name="P28"/>
              <text:p text:style-name="P28"/>
              <text:p text:style-name="P28"/>
              <text:p text:style-name="P28"/>
              <text:p text:style-name="P28"/>
              <text:p text:style-name="P27"><text:s/>QUIÑONES</text:p>
            </table:table-cell>
          </table:table-row>
          <table:table-row table:style-name="Tabla1.3">
            <table:table-cell table:style-name="Tabla1.A3" office:value-type="string">
              <text:p text:style-name="P18"/>
              <text:p text:style-name="P25"><text:span text:style-name="T60">A</text:span><text:span text:style-name="T55">LU</text:span><text:span text:style-name="T66">M</text:span><text:span text:style-name="T71">N</text:span><text:span text:style-name="T53">O</text:span><text:span text:style-name="T56">/</text:span><text:span text:style-name="T60">A</text:span><text:span text:style-name="T55">LU</text:span><text:span text:style-name="T66">M</text:span><text:span text:style-name="T61">N</text:span><text:span text:style-name="T60">A</text:span><text:span text:style-name="T44">: </text:span><text:span text:style-name="T128">GHEORGHE <text:s/>BOBESCU</text:span></text:p>
            </table:table-cell>
            <table:table-cell table:style-name="Tabla1.B3" office:value-type="string">
              <text:p text:style-name="P18"/>
              <text:p text:style-name="P31"><text:span text:style-name="T51">C</text:span><text:span text:style-name="T42">IC</text:span><text:span text:style-name="T40">L</text:span><text:span text:style-name="T42">O</text:span><text:span text:style-name="T52"> </text:span><text:span text:style-name="T40">F</text:span><text:span text:style-name="T37">OR</text:span><text:span text:style-name="T40">M</text:span><text:span text:style-name="T37">A</text:span><text:span text:style-name="T40">T</text:span><text:span text:style-name="T51">I</text:span><text:span text:style-name="T42">V</text:span><text:span text:style-name="T37">O</text:span><text:span text:style-name="T42">: <text:s/></text:span><text:span text:style-name="T43">DESARROLLO DE APLICACIONES <text:s/>MULTIPLATAFORMA </text:span><text:span text:style-name="T45"><text:s/></text:span><text:span text:style-name="T132">GR</text:span><text:span text:style-name="T133">A</text:span><text:span text:style-name="T135">D</text:span><text:span text:style-name="T134">O</text:span><text:span text:style-name="T136">:</text:span><text:span text:style-name="T137">SUPERIOR</text:span></text:p>
            </table:table-cell>
          </table:table-row>
        </table:table>
        <text:p text:style-name="P32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P11"/>
              <text:p text:style-name="P33"><text:span text:style-name="T86">D</text:span><text:span text:style-name="T87">Í</text:span><text:span text:style-name="T57">A</text:span></text:p>
            </table:table-cell>
            <table:table-cell table:style-name="Tabla2.A1" office:value-type="string">
              <text:p text:style-name="P11"/>
              <text:p text:style-name="P34"><text:span text:style-name="T63">A</text:span><text:span text:style-name="T69">CTIVI</text:span><text:span text:style-name="T94">D</text:span><text:span text:style-name="T63">A</text:span><text:span text:style-name="T53">D</text:span><text:span text:style-name="T78"> </text:span><text:span text:style-name="T86">D</text:span><text:span text:style-name="T67">ESA</text:span><text:span text:style-name="T88">RR</text:span><text:span text:style-name="T69">O</text:span><text:span text:style-name="T89">LL</text:span><text:span text:style-name="T67">A</text:span><text:span text:style-name="T86">D</text:span><text:span text:style-name="T67">A</text:span><text:span text:style-name="T72">/</text:span><text:span text:style-name="T70">P</text:span><text:span text:style-name="T73">U</text:span><text:span text:style-name="T67">ES</text:span><text:span text:style-name="T90">T</text:span><text:span text:style-name="T53">O</text:span><text:span text:style-name="T96"> </text:span><text:span text:style-name="T90">F</text:span><text:span text:style-name="T69">O</text:span><text:span text:style-name="T88">R</text:span><text:span text:style-name="T97">M</text:span><text:span text:style-name="T67">A</text:span><text:span text:style-name="T53">T</text:span><text:span text:style-name="T98">I</text:span><text:span text:style-name="T91">V</text:span><text:span text:style-name="T53">O</text:span></text:p>
            </table:table-cell>
            <table:table-cell table:style-name="Tabla2.A1" office:value-type="string">
              <text:p text:style-name="P11"/>
              <text:p text:style-name="P35"><text:span text:style-name="T70">TI</text:span><text:span text:style-name="T65">E</text:span><text:span text:style-name="T80">M</text:span><text:span text:style-name="T70">P</text:span><text:span text:style-name="T58">O</text:span><text:span text:style-name="T76"> </text:span><text:span text:style-name="T67">E</text:span><text:span text:style-name="T97">M</text:span><text:span text:style-name="T70">P</text:span><text:span text:style-name="T55">L</text:span><text:span text:style-name="T67">EA</text:span><text:span text:style-name="T86">D</text:span><text:span text:style-name="T53">O</text:span></text:p>
            </table:table-cell>
            <table:table-cell table:style-name="Tabla2.D1" office:value-type="string">
              <text:p text:style-name="P15"/>
              <text:p text:style-name="P36"><text:span text:style-name="T69">O</text:span><text:span text:style-name="T92">B</text:span><text:span text:style-name="T67">SE</text:span><text:span text:style-name="T88">R</text:span><text:span text:style-name="T91">V</text:span><text:span text:style-name="T67">A</text:span><text:span text:style-name="T74">C</text:span><text:span text:style-name="T98">I</text:span><text:span text:style-name="T69">O</text:span><text:span text:style-name="T71">N</text:span><text:span text:style-name="T67">E</text:span><text:span text:style-name="T57">S</text:span></text:p>
            </table:table-cell>
          </table:table-row>
          <table:table-row table:style-name="Tabla2.2">
            <table:table-cell table:style-name="Tabla2.A2" office:value-type="string">
              <text:p text:style-name="P13"/>
              <text:p text:style-name="P37"><text:span text:style-name="T55">L</text:span><text:span text:style-name="T95">U</text:span><text:span text:style-name="T71">N</text:span><text:span text:style-name="T67">E</text:span><text:span text:style-name="T57">S</text:span></text:p>
            </table:table-cell>
            <table:table-cell table:style-name="Tabla2.B2" office:value-type="string">
              <text:p text:style-name="P2"><text:s/><text:span text:style-name="T159">Conocer la estructura de la empresa. La </text:span><text:span text:style-name="T161">política</text:span><text:span text:style-name="T159"> de la empresa y la modalidad de trabajo en la empresa. </text:span><text:span text:style-name="T158">Presentación de las herramientas informáticas que usa la empresa y <text:s/>y el manejo de estas.</text:span></text:p>
              <text:p text:style-name="P2"/>
            </table:table-cell>
            <table:table-cell table:style-name="Tabla2.C2" office:value-type="string">
              <text:p text:style-name="P2"><text:s text:c="2"/><text:span text:style-name="T156">2 HORAS</text:span></text:p>
            </table:table-cell>
            <table:table-cell table:style-name="Tabla2.D2" office:value-type="string">
              <text:p text:style-name="P2"/>
            </table:table-cell>
          </table:table-row>
          <table:table-row table:style-name="Tabla2.3">
            <table:table-cell table:style-name="Tabla2.A3" office:value-type="string">
              <text:p text:style-name="P13"/>
              <text:p text:style-name="P38"><text:span text:style-name="T93">M</text:span><text:span text:style-name="T67">A</text:span><text:span text:style-name="T88">R</text:span><text:span text:style-name="T90">T</text:span><text:span text:style-name="T67">E</text:span><text:span text:style-name="T57">S</text:span></text:p>
            </table:table-cell>
            <table:table-cell table:style-name="Tabla2.B3" office:value-type="string">
              <text:p text:style-name="P5"><text:s/><text:span text:style-name="T158">Instalar y configurar de Android Studio , el servidor Xampp y una base de datos MySQL de ejemplo </text:span></text:p>
              <text:p text:style-name="P44">Estudiar el manejo de servicios web basados REST en Android. </text:p>
              <text:p text:style-name="P6"><text:s/></text:p>
              <text:p text:style-name="P4"><text:s/><text:span text:style-name="T158">Manejo</text:span></text:p>
            </table:table-cell>
            <table:table-cell table:style-name="Tabla2.C3" office:value-type="string">
              <text:p text:style-name="P2"><text:s/><text:span text:style-name="T156">8 HORAS</text:span></text:p>
            </table:table-cell>
            <table:table-cell table:style-name="Tabla2.D3" office:value-type="string">
              <text:p text:style-name="P2"/>
            </table:table-cell>
          </table:table-row>
          <table:table-row table:style-name="Tabla2.2">
            <table:table-cell table:style-name="Tabla2.A4" office:value-type="string">
              <text:p text:style-name="P13"/>
              <text:p text:style-name="P39"><text:span text:style-name="T93">M</text:span><text:span text:style-name="T98">I</text:span><text:span text:style-name="T60">É</text:span><text:span text:style-name="T88">R</text:span><text:span text:style-name="T81">C</text:span><text:span text:style-name="T69">O</text:span><text:span text:style-name="T89">L</text:span><text:span text:style-name="T60">E</text:span><text:span text:style-name="T57">S</text:span></text:p>
            </table:table-cell>
            <table:table-cell table:style-name="Tabla2.B4" office:value-type="string">
              <text:p text:style-name="P2"><text:s/><text:span text:style-name="T163">Desarrollar</text:span><text:span text:style-name="T160"> una pequeña aplicación en Android que trabaje con un servicio web </text:span><text:span text:style-name="T161">REST </text:span><text:span text:style-name="T160">para acceder a una base de datos MySQL. Aprender el manejo de las funciones de Android Studio para el desar</text:span><text:span text:style-name="T161">r</text:span><text:span text:style-name="T160">ollo de aplicaciones <text:s/></text:span><text:span text:style-name="T161">Debug</text:span><text:span text:style-name="T160"> y LogCat.</text:span></text:p>
            </table:table-cell>
            <table:table-cell table:style-name="Tabla2.C3" office:value-type="string">
              <text:p text:style-name="P2"><text:s/><text:span text:style-name="T156">8 HORAS</text:span></text:p>
            </table:table-cell>
            <table:table-cell table:style-name="Tabla2.D3" office:value-type="string">
              <text:p text:style-name="P2"/>
            </table:table-cell>
          </table:table-row>
          <table:table-row table:style-name="Tabla2.3">
            <table:table-cell table:style-name="Tabla2.A3" office:value-type="string">
              <text:p text:style-name="P13"/>
              <text:p text:style-name="P40"><text:span text:style-name="T69">J</text:span><text:span text:style-name="T73">U</text:span><text:span text:style-name="T67">E</text:span><text:span text:style-name="T91">V</text:span><text:span text:style-name="T67">E</text:span><text:span text:style-name="T57">S</text:span></text:p>
            </table:table-cell>
            <table:table-cell table:style-name="Tabla2.B3" office:value-type="string">
              <text:p text:style-name="P7">Realizar el manejo de la respuesta de un servicio REST en una aplicación Android. Aprender el manejo de objetos JSON <text:s/>y librerías relacionadas dentro de una aplicación Android.</text:p>
            </table:table-cell>
            <table:table-cell table:style-name="Tabla2.C3" office:value-type="string">
              <text:p text:style-name="P2"><text:s/><text:span text:style-name="T156">8 HORAS</text:span></text:p>
            </table:table-cell>
            <table:table-cell table:style-name="Tabla2.D3" office:value-type="string">
              <text:p text:style-name="P2"/>
            </table:table-cell>
          </table:table-row>
          <table:table-row table:style-name="Tabla2.6">
            <table:table-cell table:style-name="Tabla2.A6" office:value-type="string">
              <text:p text:style-name="P13"/>
              <text:p text:style-name="P41"><text:span text:style-name="T91">V</text:span><text:span text:style-name="T87">I</text:span><text:span text:style-name="T67">E</text:span><text:span text:style-name="T88">R</text:span><text:span text:style-name="T71">N</text:span><text:span text:style-name="T67">E</text:span><text:span text:style-name="T57">S</text:span></text:p>
            </table:table-cell>
            <table:table-cell table:style-name="Tabla2.B6" office:value-type="string">
              <text:p text:style-name="P3"><text:s/><text:span text:style-name="T161">Estudio de</text:span><text:span text:style-name="T162">l</text:span><text:span text:style-name="T161"> Sistema de control de versiones </text:span><text:span text:style-name="T162">utilizado para la empresa</text:span><text:span text:style-name="T161"> particularmente Git.</text:span></text:p>
              <text:p text:style-name="P3"><text:span text:style-name="T162">Ejecución de varios comandos de Git con el repositorio de la empresa e integración del Sistema de versiones de la empresa con <text:s/>el desarrollo de aplicaciones Android.</text:span><text:span text:style-name="T161"> </text:span></text:p>
            </table:table-cell>
            <table:table-cell table:style-name="Tabla2.C3" office:value-type="string">
              <text:p text:style-name="P2"><text:s/><text:span text:style-name="T156">8 HORAS</text:span></text:p>
            </table:table-cell>
            <table:table-cell table:style-name="Tabla2.D3" office:value-type="string">
              <text:p text:style-name="P2"/>
            </table:table-cell>
          </table:table-row>
        </table:table>
        <text:p text:style-name="P42"/>
      </text:section>
      <text:section text:style-name="Sect2" text:name="Sección2">
        <text:p text:style-name="P20"><text:span text:style-name="T60">E</text:span><text:span text:style-name="T55">L</text:span><text:span text:style-name="T56">/</text:span><text:span text:style-name="T55">L</text:span><text:span text:style-name="T57">A</text:span><text:span text:style-name="T79"> </text:span><text:span text:style-name="T60">A</text:span><text:span text:style-name="T77">L</text:span><text:span text:style-name="T73">U</text:span><text:span text:style-name="T66">M</text:span><text:span text:style-name="T61">N</text:span><text:span text:style-name="T53">O</text:span><text:span text:style-name="T56">/</text:span><text:span text:style-name="T57">A<text:tab/><text:tab/></text:span><text:span text:style-name="T68">V</text:span><text:span text:style-name="T59">º</text:span><text:span text:style-name="T82"> </text:span><text:span text:style-name="T59">Bº</text:span><text:span text:style-name="T83"> </text:span><text:span text:style-name="T60">E</text:span><text:span text:style-name="T55">L</text:span><text:span text:style-name="T56">/</text:span><text:span text:style-name="T77">L</text:span><text:span text:style-name="T57">A</text:span><text:span text:style-name="T79"> </text:span><text:span text:style-name="T62">P</text:span><text:span text:style-name="T64">R</text:span><text:span text:style-name="T53">OF</text:span><text:span text:style-name="T60">ES</text:span><text:span text:style-name="T53">O</text:span><text:span text:style-name="T64">R</text:span><text:span text:style-name="T56">/</text:span><text:span text:style-name="T60">A</text:span><text:span text:style-name="T54">.</text:span><text:span text:style-name="T79"> </text:span><text:span text:style-name="T65">R</text:span><text:span text:style-name="T62">ESP</text:span><text:span text:style-name="T58">O</text:span><text:span text:style-name="T62">NSA</text:span><text:span text:style-name="T58">BLE</text:span><text:span text:style-name="T65"> </text:span><text:span text:style-name="T58">D</text:span><text:span text:style-name="T62">E</text:span><text:span text:style-name="T58">L</text:span><text:span text:style-name="T84"> </text:span><text:span text:style-name="T60">SE</text:span><text:span text:style-name="T64">G</text:span><text:span text:style-name="T55">U</text:span><text:span text:style-name="T87">I</text:span><text:span text:style-name="T66">M</text:span><text:span text:style-name="T87">I</text:span><text:span text:style-name="T60">E</text:span><text:span text:style-name="T61">N</text:span><text:span text:style-name="T53">TO <text:tab/></text:span><text:span text:style-name="T68">V</text:span><text:span text:style-name="T59">º</text:span><text:span text:style-name="T92"> </text:span><text:span text:style-name="T75">B</text:span><text:span text:style-name="T59">º</text:span><text:span text:style-name="T99"> </text:span><text:span text:style-name="T60">E</text:span><text:span text:style-name="T55">L</text:span><text:span text:style-name="T100">/</text:span><text:span text:style-name="T55">L</text:span><text:span text:style-name="T57">A</text:span><text:span text:style-name="T79"> </text:span><text:span text:style-name="T53">T</text:span><text:span text:style-name="T55">U</text:span><text:span text:style-name="T53">TO</text:span><text:span text:style-name="T64">R</text:span><text:span text:style-name="T56">/</text:span><text:span text:style-name="T57">A</text:span><text:span text:style-name="T85"> </text:span><text:span text:style-name="T58">D</text:span><text:span text:style-name="T62">E</text:span><text:span text:style-name="T58">L</text:span><text:span text:style-name="T76"> </text:span><text:span text:style-name="T58">C</text:span><text:span text:style-name="T62">EN</text:span><text:span text:style-name="T58">T</text:span><text:span text:style-name="T65">R</text:span><text:span text:style-name="T58">O</text:span><text:span text:style-name="T101"> </text:span><text:span text:style-name="T58">DE</text:span><text:span text:style-name="T76"> </text:span><text:span text:style-name="T53">T</text:span><text:span text:style-name="T64">R</text:span><text:span text:style-name="T60">A</text:span><text:span text:style-name="T59">B</text:span><text:span text:style-name="T60">A</text:span><text:span text:style-name="T53">JO</text:span></text:p>
        <text:p text:style-name="P21">GHEORGHE BOBESCU <text:s text:c="44"/><text:span text:style-name="T157">NARCISO </text:span><text:bookmark text:name="yui_3_9_1_2_1424971755590_3801"/><text:span text:style-name="T157"><text:s/>JÁIMEZ</text:span><text:span text:style-name="T151"> <text:s/></text:span><text:span text:style-name="T152">TORO <text:s text:c="52"/>JOS</text:span><text:span text:style-name="T154">É</text:span><text:span text:style-name="T152"> ANTONIO RACERO QUI</text:span><text:span text:style-name="T155">Ñ</text:span><text:span text:style-name="T152">ONES</text:span></text:p>
        <text:p text:style-name="P22"/>
        <text:p text:style-name="P22"/>
        <text:p text:style-name="P19">Fdo.: ..................................................<text:tab/> <text:s text:c="7"/>Fdo.:.........................................................................<text:tab/> <text:s text:c="4"/>Fdo.: <text:s/>......................................................... <text:s text:c="17"/><text:tab/><text:tab/><text:tab/><text:tab/><text:tab/></text:p>
        <text:p text:style-name="P23"/>
        <text:p text:style-name="P12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Verdana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0" fo:widows="0" style:writing-mode="lr-tb"/>
      <style:text-properties style:use-window-font-color="true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1.642cm" style:type="center"/>
          <style:tab-stop style:position="23.283cm" style:type="right"/>
        </style:tab-stops>
      </style:paragraph-properties>
      <style:text-properties fo:language="es" fo:country="ES"/>
    </style:style>
    <style:style style:name="MT1" style:family="text">
      <style:text-properties fo:color="#0c6726" style:font-name="Times New Roman" style:font-name-complex="Times New Roman" style:text-scale="218%"/>
    </style:style>
    <style:style style:name="MT2" style:family="text">
      <style:text-properties fo:color="#0c6726" style:font-name="Times New Roman" style:font-name-complex="Times New Roman" style:text-scale="124%"/>
    </style:style>
    <style:style style:name="MT3" style:family="text">
      <style:text-properties fo:color="#0c6726" style:font-name="Times New Roman" style:font-name-complex="Times New Roman" style:text-scale="117%"/>
    </style:style>
    <style:style style:name="MT4" style:family="text">
      <style:text-properties fo:color="#0c6726" style:font-name="Times New Roman" style:font-name-complex="Times New Roman" style:text-scale="130%"/>
    </style:style>
    <style:style style:name="MT5" style:family="text">
      <style:text-properties fo:color="#0c6726" style:font-name="Times New Roman" style:font-name-complex="Times New Roman" style:text-scale="121%"/>
    </style:style>
    <style:style style:name="MT6" style:family="text">
      <style:text-properties fo:color="#0c6726" style:font-name="Times New Roman" style:font-name-complex="Times New Roman"/>
    </style:style>
    <style:style style:name="MT7" style:family="text">
      <style:text-properties fo:color="#0c6726" style:font-name="Times New Roman" fo:letter-spacing="0.009cm" style:font-name-complex="Times New Roman"/>
    </style:style>
    <style:style style:name="MT8" style:family="text">
      <style:text-properties fo:color="#0c6726" style:font-name="Times New Roman" style:font-name-complex="Times New Roman" style:text-scale="125%"/>
    </style:style>
    <style:style style:name="MT9" style:family="text">
      <style:text-properties fo:color="#0c6726" style:font-name="Times New Roman" fo:letter-spacing="0.083cm" style:font-name-complex="Times New Roman" style:text-scale="125%"/>
    </style:style>
    <style:style style:name="MT10" style:family="text">
      <style:text-properties fo:color="#0c6726" style:font-name="Times New Roman" style:font-name-complex="Times New Roman" style:text-scale="122%"/>
    </style:style>
    <style:style style:name="MT11" style:family="text">
      <style:text-properties fo:color="#0c6726" style:font-name="Times New Roman" style:font-name-complex="Times New Roman" style:text-scale="85%"/>
    </style:style>
    <style:style style:name="MT12" style:family="text">
      <style:text-properties fo:color="#0c6726" style:font-name="Times New Roman" style:font-name-complex="Times New Roman" style:text-scale="135%"/>
    </style:style>
    <style:style style:name="MT13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0%"/>
    </style:style>
    <style:style style:name="MT14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4%"/>
    </style:style>
    <style:style style:name="MT15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2%"/>
    </style:style>
    <style:style style:name="MT16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58%"/>
    </style:style>
    <style:style style:name="MT17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9%"/>
    </style:style>
    <style:style style:name="MT18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1%"/>
    </style:style>
    <style:style style:name="MT19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65%"/>
    </style:style>
    <style:style style:name="MT20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9%"/>
    </style:style>
    <style:style style:name="MT21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3%"/>
    </style:style>
    <style:style style:name="MT22" style:family="text">
      <style:text-properties fo:color="#0d6725" style:font-name="Arial1" fo:font-size="12pt" fo:letter-spacing="-0.018cm" fo:font-weight="bold" style:font-size-asian="12pt" style:font-weight-asian="bold" style:font-name-complex="Arial1" style:font-size-complex="12pt" style:font-weight-complex="bold"/>
    </style:style>
    <style:style style:name="MT23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4%"/>
    </style:style>
    <style:style style:name="MT24" style:family="text">
      <style:text-properties fo:color="#0d6725" style:font-name="Arial1" fo:font-size="12pt" fo:letter-spacing="0.018cm" fo:font-weight="bold" style:font-size-asian="12pt" style:font-weight-asian="bold" style:font-name-complex="Arial1" style:font-size-complex="12pt" style:font-weight-complex="bold" style:text-scale="74%"/>
    </style:style>
    <style:style style:name="MT25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80%"/>
    </style:style>
    <style:style style:name="MT26" style:family="text">
      <style:text-properties fo:color="#0d6725" style:font-name="Arial1" fo:font-size="12pt" fo:font-weight="bold" style:font-size-asian="12pt" style:font-weight-asian="bold" style:font-name-complex="Arial1" style:font-size-complex="12pt" style:font-weight-complex="bold" style:text-scale="76%"/>
    </style:style>
    <style:page-layout style:name="Mpm1">
      <style:page-layout-properties fo:page-width="29.7cm" fo:page-height="21.001cm" style:num-format="1" style:print-orientation="landscape" fo:margin-top="1.27cm" fo:margin-bottom="0.494cm" fo:margin-left="3.493cm" fo:margin-right="2.928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J</text:span><text:span text:style-name="MT2">U</text:span><text:span text:style-name="MT3">N</text:span><text:span text:style-name="MT4">T</text:span><text:span text:style-name="MT5">A</text:span><text:span text:style-name="MT6"> </text:span><text:span text:style-name="MT7"><text:s/></text:span><text:span text:style-name="MT8">DE</text:span><text:span text:style-name="MT9"> </text:span><text:span text:style-name="MT5">A</text:span><text:span text:style-name="MT3">ND</text:span><text:span text:style-name="MT5">A</text:span><text:span text:style-name="MT10">L</text:span><text:span text:style-name="MT2">U</text:span><text:span text:style-name="MT11">C</text:span><text:span text:style-name="MT12">Í</text:span><text:span text:style-name="MT5">A</text:span><text:tab/><text:span text:style-name="MT13"><text:tab/> C</text:span><text:span text:style-name="MT14">O</text:span><text:span text:style-name="MT15">N</text:span><text:span text:style-name="MT16">S</text:span><text:span text:style-name="MT17">E</text:span><text:span text:style-name="MT18">J</text:span><text:span text:style-name="MT17">E</text:span><text:span text:style-name="MT19">R</text:span><text:span text:style-name="MT20">Í</text:span><text:span text:style-name="MT21">A</text:span><text:span text:style-name="MT22"> </text:span><text:span text:style-name="MT23">DE</text:span><text:span text:style-name="MT24"> </text:span><text:span text:style-name="MT17">E</text:span><text:span text:style-name="MT25">D</text:span><text:span text:style-name="MT26">U</text:span><text:span text:style-name="MT13">C</text:span><text:span text:style-name="MT21">A</text:span><text:span text:style-name="MT13">C</text:span><text:span text:style-name="MT20">I</text:span><text:span text:style-name="MT14">Ó</text:span><text:span text:style-name="MT15">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a semanal alumno_séneca</dc:title>
    <meta:initial-creator>pgarciag</meta:initial-creator>
    <meta:creation-date>2012-01-24T14:31:00</meta:creation-date>
    <dc:date>2015-02-27T11:13:44.982000000</dc:date>
    <meta:editing-cycles>7</meta:editing-cycles>
    <meta:editing-duration>PT2H34M8S</meta:editing-duration>
    <meta:generator>LibreOffice/4.1.6.2$Windows_x86 LibreOffice_project/40ff705089295be5be0aae9b15123f687c05b0a</meta:generator>
    <meta:print-date>2015-02-27T11:41:47.259000000</meta:print-date>
    <meta:document-statistic meta:table-count="2" meta:image-count="0" meta:object-count="0" meta:page-count="1" meta:paragraph-count="37" meta:word-count="288" meta:character-count="2176" meta:non-whitespace-character-count="1752"/>
    <meta:user-defined meta:name="Created" meta:value-type="date">2011-11-08T01:00:00</meta:user-defined>
    <meta:user-defined meta:name="LastSaved" meta:value-type="date">2012-01-24T01:00:00</meta:user-defined>
  </office:meta>
</office:document-meta>
</file>